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21cm"/>
    </style:style>
    <style:style style:name="co3" style:family="table-column">
      <style:table-column-properties fo:break-before="auto" style:column-width="1.109cm"/>
    </style:style>
    <style:style style:name="co4" style:family="table-column">
      <style:table-column-properties fo:break-before="auto" style:column-width="1.164cm"/>
    </style:style>
    <style:style style:name="co5" style:family="table-column">
      <style:table-column-properties fo:break-before="auto" style:column-width="1.247cm"/>
    </style:style>
    <style:style style:name="co6" style:family="table-column">
      <style:table-column-properties fo:break-before="auto" style:column-width="1.138cm"/>
    </style:style>
    <style:style style:name="co7" style:family="table-column">
      <style:table-column-properties fo:break-before="auto" style:column-width="1.02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" style:family="table-cell" style:parent-style-name="Default">
      <style:table-cell-properties fo:background-color="#ccffff"/>
    </style:style>
    <style:style style:name="ce2" style:family="table-cell" style:parent-style-name="Default" style:data-style-name="N117">
      <style:table-cell-properties fo:background-color="#ffccff"/>
    </style:style>
    <style:style style:name="ce3" style:family="table-cell" style:parent-style-name="Default" style:data-style-name="N117">
      <style:table-cell-properties fo:background-color="#ccffff"/>
    </style:style>
    <style:style style:name="ce4" style:family="table-cell" style:parent-style-name="Default">
      <style:table-cell-properties fo:background-color="#ffcc99"/>
    </style:style>
    <style:style style:name="ce5" style:family="table-cell" style:parent-style-name="Default">
      <style:table-cell-properties fo:background-color="#ffffcc"/>
    </style:style>
    <style:style style:name="ce6" style:family="table-cell" style:parent-style-name="Default" style:data-style-name="N116"/>
    <style:style style:name="ce7" style:family="table-cell" style:parent-style-name="Default" style:data-style-name="N116">
      <style:table-cell-properties fo:background-color="#ccffff"/>
    </style:style>
    <style:style style:name="ce8" style:family="table-cell" style:parent-style-name="Default" style:data-style-name="N116">
      <style:table-cell-properties fo:background-color="#ffcc99"/>
    </style:style>
    <style:style style:name="ce9" style:family="table-cell" style:parent-style-name="Default" style:data-style-name="N116">
      <style:table-cell-properties fo:background-color="#ffffcc"/>
    </style:style>
    <style:style style:name="ce10" style:family="table-cell" style:parent-style-name="Default" style:data-style-name="N30"/>
    <style:style style:name="ce11" style:family="table-cell" style:parent-style-name="Default" style:data-style-name="N2"/>
  </office:automatic-styles>
  <office:body>
    <office:spreadsheet>
      <table:table table:name="ppp1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default-cell-style-name="ce6"/>
        <table:table-column table:style-name="co1" table:default-cell-style-name="ce1"/>
        <table:table-column table:style-name="co3" table:default-cell-style-name="Default"/>
        <table:table-column table:style-name="co1" table:default-cell-style-name="Default"/>
        <table:table-column table:style-name="co1" table:default-cell-style-name="ce1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6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6"/>
          <table:table-cell table:style-name="ce1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6"/>
          <table:table-cell table:style-name="ce1" office:value-type="string">
            <text:p>..601800</text:p>
          </table:table-cell>
          <table:table-cell table:formula="of:=SUM([.N2:.N20])" office:value-type="float" office:value="19">
            <text:p>19</text:p>
          </table:table-cell>
          <table:table-cell table:style-name="ce6"/>
          <table:table-cell table:style-name="ce1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6"/>
          <table:table-cell table:number-columns-repeated="1006"/>
        </table:table-row>
        <table:table-row table:style-name="ro1">
          <table:table-cell table:style-name="ce2" office:value-type="float" office:value="4.52">
            <text:p>4.520</text:p>
          </table:table-cell>
          <table:table-cell office:value-type="float" office:value="10">
            <text:p>10</text:p>
          </table:table-cell>
          <table:table-cell table:formula="of:=[.C3]*1.01" office:value-type="float" office:value="4.99289200685865">
            <text:p>4.9929</text:p>
          </table:table-cell>
          <table:table-cell table:style-name="ce2" office:value-type="float" office:value="31.56">
            <text:p>31.560</text:p>
          </table:table-cell>
          <table:table-cell office:value-type="float" office:value="10">
            <text:p>10</text:p>
          </table:table-cell>
          <table:table-cell table:style-name="ce6" table:formula="of:=[.F3]*1.01" office:value-type="float" office:value="34.8618742779776">
            <text:p>34.8619</text:p>
          </table:table-cell>
          <table:table-cell table:style-name="ce2" office:value-type="float" office:value="17.69">
            <text:p>17.690</text:p>
          </table:table-cell>
          <table:table-cell office:value-type="float" office:value="10">
            <text:p>10</text:p>
          </table:table-cell>
          <table:table-cell table:style-name="ce6" table:formula="of:=[.I3]*1.01" office:value-type="float" office:value="19.5407653985242">
            <text:p>19.5408</text:p>
          </table:table-cell>
          <table:table-cell table:style-name="ce2" office:value-type="float" office:value="6.74">
            <text:p>6.740</text:p>
          </table:table-cell>
          <table:table-cell office:value-type="float" office:value="10">
            <text:p>10</text:p>
          </table:table-cell>
          <table:table-cell table:style-name="ce6" table:formula="of:=[.L3]*1.01" office:value-type="float" office:value="7.44515312527152">
            <text:p>7.4452</text:p>
          </table:table-cell>
          <table:table-cell table:style-name="ce2" office:value-type="float" office:value="12.31">
            <text:p>12.310</text:p>
          </table:table-cell>
          <table:table-cell office:value-type="float" office:value="10">
            <text:p>10</text:p>
          </table:table-cell>
          <table:table-cell table:style-name="ce6" table:formula="of:=[.O3]*1.01" office:value-type="float" office:value="13.5978983638119">
            <text:p>13.5979</text:p>
          </table:table-cell>
          <table:table-cell table:style-name="ce2" office:value-type="float" office:value="1.334">
            <text:p>1.334</text:p>
          </table:table-cell>
          <table:table-cell office:value-type="float" office:value="10">
            <text:p>10</text:p>
          </table:table-cell>
          <table:table-cell table:style-name="ce6" table:formula="of:=[.R3]*1.01" office:value-type="float" office:value="1.47356591529855">
            <text:p>1.4736</text:p>
          </table:table-cell>
          <table:table-cell table:number-columns-repeated="1006"/>
        </table:table-row>
        <table:table-row table:style-name="ro1">
          <table:table-cell table:style-name="ce3" table:formula="of:=[.A2]" office:value-type="float" office:value="4.52">
            <text:p>4.52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4.94345743253331">
            <text:p>4.9435</text:p>
          </table:table-cell>
          <table:table-cell table:style-name="ce3" table:formula="of:=[.D2]" office:value-type="float" office:value="31.56">
            <text:p>31.560</text:p>
          </table:table-cell>
          <table:table-cell table:formula="of:=[.E2]-1" office:value-type="float" office:value="9">
            <text:p>9</text:p>
          </table:table-cell>
          <table:table-cell table:style-name="ce6" table:formula="of:=[.F4]*1.01" office:value-type="float" office:value="34.5167072059184">
            <text:p>34.5167</text:p>
          </table:table-cell>
          <table:table-cell table:style-name="ce3" table:formula="of:=[.G2]" office:value-type="float" office:value="17.69">
            <text:p>17.690</text:p>
          </table:table-cell>
          <table:table-cell table:formula="of:=[.H2]-1" office:value-type="float" office:value="9">
            <text:p>9</text:p>
          </table:table-cell>
          <table:table-cell table:style-name="ce6" table:formula="of:=[.I4]*1.01" office:value-type="float" office:value="19.3472924737863">
            <text:p>19.3473</text:p>
          </table:table-cell>
          <table:table-cell table:style-name="ce3" table:formula="of:=[.J2]" office:value-type="float" office:value="6.74">
            <text:p>6.740</text:p>
          </table:table-cell>
          <table:table-cell table:formula="of:=[.K2]-1" office:value-type="float" office:value="9">
            <text:p>9</text:p>
          </table:table-cell>
          <table:table-cell table:style-name="ce6" table:formula="of:=[.L4]*1.01" office:value-type="float" office:value="7.37143873789259">
            <text:p>7.3714</text:p>
          </table:table-cell>
          <table:table-cell table:style-name="ce3" table:formula="of:=[.M2]" office:value-type="float" office:value="12.31">
            <text:p>12.310</text:p>
          </table:table-cell>
          <table:table-cell table:formula="of:=[.N2]-1" office:value-type="float" office:value="9">
            <text:p>9</text:p>
          </table:table-cell>
          <table:table-cell table:style-name="ce6" table:formula="of:=[.O4]*1.01" office:value-type="float" office:value="13.4632657067445">
            <text:p>13.4633</text:p>
          </table:table-cell>
          <table:table-cell table:style-name="ce3" table:formula="of:=[.P2]" office:value-type="float" office:value="1.334">
            <text:p>1.334</text:p>
          </table:table-cell>
          <table:table-cell table:formula="of:=[.Q2]-1" office:value-type="float" office:value="9">
            <text:p>9</text:p>
          </table:table-cell>
          <table:table-cell table:style-name="ce6" table:formula="of:=[.R4]*1.01" office:value-type="float" office:value="1.45897615376094">
            <text:p>1.4590</text:p>
          </table:table-cell>
          <table:table-cell table:number-columns-repeated="1006"/>
        </table:table-row>
        <table:table-row table:style-name="ro1">
          <table:table-cell table:style-name="ce3" table:formula="of:=[.A3]" office:value-type="float" office:value="4.52">
            <text:p>4.52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4.89451230943892">
            <text:p>4.8945</text:p>
          </table:table-cell>
          <table:table-cell table:style-name="ce3" table:formula="of:=[.D3]" office:value-type="float" office:value="31.56">
            <text:p>31.560</text:p>
          </table:table-cell>
          <table:table-cell table:formula="of:=[.E3]-1" office:value-type="float" office:value="8">
            <text:p>8</text:p>
          </table:table-cell>
          <table:table-cell table:style-name="ce6" table:formula="of:=[.F5]*1.01" office:value-type="float" office:value="34.1749576296222">
            <text:p>34.1750</text:p>
          </table:table-cell>
          <table:table-cell table:style-name="ce3" table:formula="of:=[.G3]" office:value-type="float" office:value="17.69">
            <text:p>17.690</text:p>
          </table:table-cell>
          <table:table-cell table:formula="of:=[.H3]-1" office:value-type="float" office:value="8">
            <text:p>8</text:p>
          </table:table-cell>
          <table:table-cell table:style-name="ce6" table:formula="of:=[.I5]*1.01" office:value-type="float" office:value="19.1557351225607">
            <text:p>19.1557</text:p>
          </table:table-cell>
          <table:table-cell table:style-name="ce3" table:formula="of:=[.J3]" office:value-type="float" office:value="6.74">
            <text:p>6.740</text:p>
          </table:table-cell>
          <table:table-cell table:formula="of:=[.K3]-1" office:value-type="float" office:value="8">
            <text:p>8</text:p>
          </table:table-cell>
          <table:table-cell table:style-name="ce6" table:formula="of:=[.L5]*1.01" office:value-type="float" office:value="7.29845419593326">
            <text:p>7.2985</text:p>
          </table:table-cell>
          <table:table-cell table:style-name="ce3" table:formula="of:=[.M3]" office:value-type="float" office:value="12.31">
            <text:p>12.310</text:p>
          </table:table-cell>
          <table:table-cell table:formula="of:=[.N3]-1" office:value-type="float" office:value="8">
            <text:p>8</text:p>
          </table:table-cell>
          <table:table-cell table:style-name="ce6" table:formula="of:=[.O5]*1.01" office:value-type="float" office:value="13.3299660462817">
            <text:p>13.3300</text:p>
          </table:table-cell>
          <table:table-cell table:style-name="ce3" table:formula="of:=[.P3]" office:value-type="float" office:value="1.334">
            <text:p>1.334</text:p>
          </table:table-cell>
          <table:table-cell table:formula="of:=[.Q3]-1" office:value-type="float" office:value="8">
            <text:p>8</text:p>
          </table:table-cell>
          <table:table-cell table:style-name="ce6" table:formula="of:=[.R5]*1.01" office:value-type="float" office:value="1.44453084530786">
            <text:p>1.4445</text:p>
          </table:table-cell>
          <table:table-cell table:number-columns-repeated="1006"/>
        </table:table-row>
        <table:table-row table:style-name="ro1">
          <table:table-cell table:style-name="ce3" table:formula="of:=[.A4]" office:value-type="float" office:value="4.52">
            <text:p>4.52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4.84605179152369">
            <text:p>4.8461</text:p>
          </table:table-cell>
          <table:table-cell table:style-name="ce3" table:formula="of:=[.D4]" office:value-type="float" office:value="31.56">
            <text:p>31.560</text:p>
          </table:table-cell>
          <table:table-cell table:formula="of:=[.E4]-1" office:value-type="float" office:value="7">
            <text:p>7</text:p>
          </table:table-cell>
          <table:table-cell table:style-name="ce6" table:formula="of:=[.F6]*1.01" office:value-type="float" office:value="33.8365917124972">
            <text:p>33.8366</text:p>
          </table:table-cell>
          <table:table-cell table:style-name="ce3" table:formula="of:=[.G4]" office:value-type="float" office:value="17.69">
            <text:p>17.690</text:p>
          </table:table-cell>
          <table:table-cell table:formula="of:=[.H4]-1" office:value-type="float" office:value="7">
            <text:p>7</text:p>
          </table:table-cell>
          <table:table-cell table:style-name="ce6" table:formula="of:=[.I6]*1.01" office:value-type="float" office:value="18.966074378773">
            <text:p>18.9661</text:p>
          </table:table-cell>
          <table:table-cell table:style-name="ce3" table:formula="of:=[.J4]" office:value-type="float" office:value="6.74">
            <text:p>6.740</text:p>
          </table:table-cell>
          <table:table-cell table:formula="of:=[.K4]-1" office:value-type="float" office:value="7">
            <text:p>7</text:p>
          </table:table-cell>
          <table:table-cell table:style-name="ce6" table:formula="of:=[.L6]*1.01" office:value-type="float" office:value="7.22619227320125">
            <text:p>7.2262</text:p>
          </table:table-cell>
          <table:table-cell table:style-name="ce3" table:formula="of:=[.M4]" office:value-type="float" office:value="12.31">
            <text:p>12.310</text:p>
          </table:table-cell>
          <table:table-cell table:formula="of:=[.N4]-1" office:value-type="float" office:value="7">
            <text:p>7</text:p>
          </table:table-cell>
          <table:table-cell table:style-name="ce6" table:formula="of:=[.O6]*1.01" office:value-type="float" office:value="13.1979861844373">
            <text:p>13.1980</text:p>
          </table:table-cell>
          <table:table-cell table:style-name="ce3" table:formula="of:=[.P4]" office:value-type="float" office:value="1.334">
            <text:p>1.334</text:p>
          </table:table-cell>
          <table:table-cell table:formula="of:=[.Q4]-1" office:value-type="float" office:value="7">
            <text:p>7</text:p>
          </table:table-cell>
          <table:table-cell table:style-name="ce6" table:formula="of:=[.R6]*1.01" office:value-type="float" office:value="1.43022855971075">
            <text:p>1.4302</text:p>
          </table:table-cell>
          <table:table-cell table:number-columns-repeated="1006"/>
        </table:table-row>
        <table:table-row table:style-name="ro1">
          <table:table-cell table:style-name="ce3" table:formula="of:=[.A5]" office:value-type="float" office:value="4.52">
            <text:p>4.52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4.79807108071652">
            <text:p>4.7981</text:p>
          </table:table-cell>
          <table:table-cell table:style-name="ce3" table:formula="of:=[.D5]" office:value-type="float" office:value="31.56">
            <text:p>31.560</text:p>
          </table:table-cell>
          <table:table-cell table:formula="of:=[.E5]-1" office:value-type="float" office:value="6">
            <text:p>6</text:p>
          </table:table-cell>
          <table:table-cell table:style-name="ce6" table:formula="of:=[.F7]*1.01" office:value-type="float" office:value="33.5015759529676">
            <text:p>33.5016</text:p>
          </table:table-cell>
          <table:table-cell table:style-name="ce3" table:formula="of:=[.G5]" office:value-type="float" office:value="17.69">
            <text:p>17.690</text:p>
          </table:table-cell>
          <table:table-cell table:formula="of:=[.H5]-1" office:value-type="float" office:value="6">
            <text:p>6</text:p>
          </table:table-cell>
          <table:table-cell table:style-name="ce6" table:formula="of:=[.I7]*1.01" office:value-type="float" office:value="18.7782914641317">
            <text:p>18.7783</text:p>
          </table:table-cell>
          <table:table-cell table:style-name="ce3" table:formula="of:=[.J5]" office:value-type="float" office:value="6.74">
            <text:p>6.740</text:p>
          </table:table-cell>
          <table:table-cell table:formula="of:=[.K5]-1" office:value-type="float" office:value="6">
            <text:p>6</text:p>
          </table:table-cell>
          <table:table-cell table:style-name="ce6" table:formula="of:=[.L7]*1.01" office:value-type="float" office:value="7.15464581505074">
            <text:p>7.1546</text:p>
          </table:table-cell>
          <table:table-cell table:style-name="ce3" table:formula="of:=[.M5]" office:value-type="float" office:value="12.31">
            <text:p>12.310</text:p>
          </table:table-cell>
          <table:table-cell table:formula="of:=[.N5]-1" office:value-type="float" office:value="6">
            <text:p>6</text:p>
          </table:table-cell>
          <table:table-cell table:style-name="ce6" table:formula="of:=[.O7]*1.01" office:value-type="float" office:value="13.0673130538983">
            <text:p>13.0673</text:p>
          </table:table-cell>
          <table:table-cell table:style-name="ce3" table:formula="of:=[.P5]" office:value-type="float" office:value="1.334">
            <text:p>1.334</text:p>
          </table:table-cell>
          <table:table-cell table:formula="of:=[.Q5]-1" office:value-type="float" office:value="6">
            <text:p>6</text:p>
          </table:table-cell>
          <table:table-cell table:style-name="ce6" table:formula="of:=[.R7]*1.01" office:value-type="float" office:value="1.41606788090173">
            <text:p>1.4161</text:p>
          </table:table-cell>
          <table:table-cell table:number-columns-repeated="1006"/>
        </table:table-row>
        <table:table-row table:style-name="ro1">
          <table:table-cell table:style-name="ce3" table:formula="of:=[.A6]" office:value-type="float" office:value="4.52">
            <text:p>4.520</text:p>
          </table:table-cell>
          <table:table-cell table:style-name="ce1" table:formula="of:=[.B6]-1" office:value-type="float" office:value="5">
            <text:p>5</text:p>
          </table:table-cell>
          <table:table-cell table:style-name="ce7" table:formula="of:=[.C8]*1.01" office:value-type="float" office:value="4.750565426452">
            <text:p>4.7506</text:p>
          </table:table-cell>
          <table:table-cell table:style-name="ce3" table:formula="of:=[.D6]" office:value-type="float" office:value="31.56">
            <text:p>31.560</text:p>
          </table:table-cell>
          <table:table-cell table:style-name="ce1" table:formula="of:=[.E6]-1" office:value-type="float" office:value="5">
            <text:p>5</text:p>
          </table:table-cell>
          <table:table-cell table:style-name="ce7" table:formula="of:=[.F8]*1.01" office:value-type="float" office:value="33.169877181156">
            <text:p>33.1699</text:p>
          </table:table-cell>
          <table:table-cell table:style-name="ce3" table:formula="of:=[.G6]" office:value-type="float" office:value="17.69">
            <text:p>17.690</text:p>
          </table:table-cell>
          <table:table-cell table:style-name="ce1" table:formula="of:=[.H6]-1" office:value-type="float" office:value="5">
            <text:p>5</text:p>
          </table:table-cell>
          <table:table-cell table:style-name="ce7" table:formula="of:=[.I8]*1.01" office:value-type="float" office:value="18.592367786269">
            <text:p>18.5924</text:p>
          </table:table-cell>
          <table:table-cell table:style-name="ce3" table:formula="of:=[.J6]" office:value-type="float" office:value="6.74">
            <text:p>6.740</text:p>
          </table:table-cell>
          <table:table-cell table:style-name="ce1" table:formula="of:=[.K6]-1" office:value-type="float" office:value="5">
            <text:p>5</text:p>
          </table:table-cell>
          <table:table-cell table:style-name="ce7" table:formula="of:=[.L8]*1.01" office:value-type="float" office:value="7.083807737674">
            <text:p>7.0838</text:p>
          </table:table-cell>
          <table:table-cell table:style-name="ce3" table:formula="of:=[.M6]" office:value-type="float" office:value="12.31">
            <text:p>12.310</text:p>
          </table:table-cell>
          <table:table-cell table:style-name="ce1" table:formula="of:=[.N6]-1" office:value-type="float" office:value="5">
            <text:p>5</text:p>
          </table:table-cell>
          <table:table-cell table:style-name="ce7" table:formula="of:=[.O8]*1.01" office:value-type="float" office:value="12.937933716731">
            <text:p>12.9379</text:p>
          </table:table-cell>
          <table:table-cell table:style-name="ce3" table:formula="of:=[.P6]" office:value-type="float" office:value="1.334">
            <text:p>1.334</text:p>
          </table:table-cell>
          <table:table-cell table:style-name="ce1" table:formula="of:=[.Q6]-1" office:value-type="float" office:value="5">
            <text:p>5</text:p>
          </table:table-cell>
          <table:table-cell table:style-name="ce7" table:formula="of:=[.R8]*1.01" office:value-type="float" office:value="1.4020474068334">
            <text:p>1.4020</text:p>
          </table:table-cell>
          <table:table-cell table:style-name="ce1" table:number-columns-repeated="1006"/>
        </table:table-row>
        <table:table-row table:style-name="ro1">
          <table:table-cell table:style-name="ce3" table:formula="of:=[.A7]" office:value-type="float" office:value="4.52">
            <text:p>4.52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4.7035301252">
            <text:p>4.7035</text:p>
          </table:table-cell>
          <table:table-cell table:style-name="ce3" table:formula="of:=[.D7]" office:value-type="float" office:value="31.56">
            <text:p>31.560</text:p>
          </table:table-cell>
          <table:table-cell table:formula="of:=[.E7]-1" office:value-type="float" office:value="4">
            <text:p>4</text:p>
          </table:table-cell>
          <table:table-cell table:style-name="ce6" table:formula="of:=[.F9]*1.01" office:value-type="float" office:value="32.8414625556">
            <text:p>32.8415</text:p>
          </table:table-cell>
          <table:table-cell table:style-name="ce3" table:formula="of:=[.G7]" office:value-type="float" office:value="17.69">
            <text:p>17.690</text:p>
          </table:table-cell>
          <table:table-cell table:formula="of:=[.H7]-1" office:value-type="float" office:value="4">
            <text:p>4</text:p>
          </table:table-cell>
          <table:table-cell table:style-name="ce6" table:formula="of:=[.I9]*1.01" office:value-type="float" office:value="18.4082849369">
            <text:p>18.4083</text:p>
          </table:table-cell>
          <table:table-cell table:style-name="ce3" table:formula="of:=[.J7]" office:value-type="float" office:value="6.74">
            <text:p>6.740</text:p>
          </table:table-cell>
          <table:table-cell table:formula="of:=[.K7]-1" office:value-type="float" office:value="4">
            <text:p>4</text:p>
          </table:table-cell>
          <table:table-cell table:style-name="ce6" table:formula="of:=[.L9]*1.01" office:value-type="float" office:value="7.0136710274">
            <text:p>7.0137</text:p>
          </table:table-cell>
          <table:table-cell table:style-name="ce3" table:formula="of:=[.M7]" office:value-type="float" office:value="12.31">
            <text:p>12.310</text:p>
          </table:table-cell>
          <table:table-cell table:formula="of:=[.N7]-1" office:value-type="float" office:value="4">
            <text:p>4</text:p>
          </table:table-cell>
          <table:table-cell table:style-name="ce6" table:formula="of:=[.O9]*1.01" office:value-type="float" office:value="12.8098353631">
            <text:p>12.8098</text:p>
          </table:table-cell>
          <table:table-cell table:style-name="ce3" table:formula="of:=[.P7]" office:value-type="float" office:value="1.334">
            <text:p>1.334</text:p>
          </table:table-cell>
          <table:table-cell table:formula="of:=[.Q7]-1" office:value-type="float" office:value="4">
            <text:p>4</text:p>
          </table:table-cell>
          <table:table-cell table:style-name="ce6" table:formula="of:=[.R9]*1.01" office:value-type="float" office:value="1.38816574934">
            <text:p>1.3882</text:p>
          </table:table-cell>
          <table:table-cell table:number-columns-repeated="1006"/>
        </table:table-row>
        <table:table-row table:style-name="ro1">
          <table:table-cell table:style-name="ce3" table:formula="of:=[.A8]" office:value-type="float" office:value="4.52">
            <text:p>4.52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4.65696052">
            <text:p>4.6570</text:p>
          </table:table-cell>
          <table:table-cell table:style-name="ce3" table:formula="of:=[.D8]" office:value-type="float" office:value="31.56">
            <text:p>31.560</text:p>
          </table:table-cell>
          <table:table-cell table:formula="of:=[.E8]-1" office:value-type="float" office:value="3">
            <text:p>3</text:p>
          </table:table-cell>
          <table:table-cell table:style-name="ce6" table:formula="of:=[.F10]*1.01" office:value-type="float" office:value="32.51629956">
            <text:p>32.5163</text:p>
          </table:table-cell>
          <table:table-cell table:style-name="ce3" table:formula="of:=[.G8]" office:value-type="float" office:value="17.69">
            <text:p>17.690</text:p>
          </table:table-cell>
          <table:table-cell table:formula="of:=[.H8]-1" office:value-type="float" office:value="3">
            <text:p>3</text:p>
          </table:table-cell>
          <table:table-cell table:style-name="ce6" table:formula="of:=[.I10]*1.01" office:value-type="float" office:value="18.22602469">
            <text:p>18.2260</text:p>
          </table:table-cell>
          <table:table-cell table:style-name="ce3" table:formula="of:=[.J8]" office:value-type="float" office:value="6.74">
            <text:p>6.740</text:p>
          </table:table-cell>
          <table:table-cell table:formula="of:=[.K8]-1" office:value-type="float" office:value="3">
            <text:p>3</text:p>
          </table:table-cell>
          <table:table-cell table:style-name="ce6" table:formula="of:=[.L10]*1.01" office:value-type="float" office:value="6.94422874">
            <text:p>6.9442</text:p>
          </table:table-cell>
          <table:table-cell table:style-name="ce3" table:formula="of:=[.M8]" office:value-type="float" office:value="12.31">
            <text:p>12.310</text:p>
          </table:table-cell>
          <table:table-cell table:formula="of:=[.N8]-1" office:value-type="float" office:value="3">
            <text:p>3</text:p>
          </table:table-cell>
          <table:table-cell table:style-name="ce6" table:formula="of:=[.O10]*1.01" office:value-type="float" office:value="12.68300531">
            <text:p>12.6830</text:p>
          </table:table-cell>
          <table:table-cell table:style-name="ce3" table:formula="of:=[.P8]" office:value-type="float" office:value="1.334">
            <text:p>1.334</text:p>
          </table:table-cell>
          <table:table-cell table:formula="of:=[.Q8]-1" office:value-type="float" office:value="3">
            <text:p>3</text:p>
          </table:table-cell>
          <table:table-cell table:style-name="ce6" table:formula="of:=[.R10]*1.01" office:value-type="float" office:value="1.374421534">
            <text:p>1.3744</text:p>
          </table:table-cell>
          <table:table-cell table:number-columns-repeated="1006"/>
        </table:table-row>
        <table:table-row table:style-name="ro1">
          <table:table-cell table:style-name="ce3" table:formula="of:=[.A9]" office:value-type="float" office:value="4.52">
            <text:p>4.520</text:p>
          </table:table-cell>
          <table:table-cell table:style-name="ce4" table:formula="of:=[.B9]-1" office:value-type="float" office:value="2">
            <text:p>2</text:p>
          </table:table-cell>
          <table:table-cell table:style-name="ce8" table:formula="of:=[.C11]*1.01" office:value-type="float" office:value="4.610852">
            <text:p>4.6109</text:p>
          </table:table-cell>
          <table:table-cell table:style-name="ce3" table:formula="of:=[.D9]" office:value-type="float" office:value="31.56">
            <text:p>31.560</text:p>
          </table:table-cell>
          <table:table-cell table:formula="of:=[.E9]-1" office:value-type="float" office:value="2">
            <text:p>2</text:p>
          </table:table-cell>
          <table:table-cell table:style-name="ce6" table:formula="of:=[.F11]*1.01" office:value-type="float" office:value="32.194356">
            <text:p>32.1944</text:p>
          </table:table-cell>
          <table:table-cell table:style-name="ce3" table:formula="of:=[.G9]" office:value-type="float" office:value="17.69">
            <text:p>17.690</text:p>
          </table:table-cell>
          <table:table-cell table:formula="of:=[.H9]-1" office:value-type="float" office:value="2">
            <text:p>2</text:p>
          </table:table-cell>
          <table:table-cell table:style-name="ce6" table:formula="of:=[.I11]*1.01" office:value-type="float" office:value="18.045569">
            <text:p>18.0456</text:p>
          </table:table-cell>
          <table:table-cell table:style-name="ce3" table:formula="of:=[.J9]" office:value-type="float" office:value="6.74">
            <text:p>6.740</text:p>
          </table:table-cell>
          <table:table-cell table:formula="of:=[.K9]-1" office:value-type="float" office:value="2">
            <text:p>2</text:p>
          </table:table-cell>
          <table:table-cell table:style-name="ce6" table:formula="of:=[.L11]*1.01" office:value-type="float" office:value="6.875474">
            <text:p>6.8755</text:p>
          </table:table-cell>
          <table:table-cell table:style-name="ce3" table:formula="of:=[.M9]" office:value-type="float" office:value="12.31">
            <text:p>12.310</text:p>
          </table:table-cell>
          <table:table-cell table:formula="of:=[.N9]-1" office:value-type="float" office:value="2">
            <text:p>2</text:p>
          </table:table-cell>
          <table:table-cell table:style-name="ce6" table:formula="of:=[.O11]*1.01" office:value-type="float" office:value="12.557431">
            <text:p>12.5574</text:p>
          </table:table-cell>
          <table:table-cell table:style-name="ce3" table:formula="of:=[.P9]" office:value-type="float" office:value="1.334">
            <text:p>1.334</text:p>
          </table:table-cell>
          <table:table-cell table:formula="of:=[.Q9]-1" office:value-type="float" office:value="2">
            <text:p>2</text:p>
          </table:table-cell>
          <table:table-cell table:style-name="ce6" table:formula="of:=[.R11]*1.01" office:value-type="float" office:value="1.3608134">
            <text:p>1.3608</text:p>
          </table:table-cell>
          <table:table-cell table:number-columns-repeated="1006"/>
        </table:table-row>
        <table:table-row table:style-name="ro1">
          <table:table-cell table:style-name="ce3" table:formula="of:=[.A10]" office:value-type="float" office:value="4.52">
            <text:p>4.520</text:p>
          </table:table-cell>
          <table:table-cell table:style-name="ce4" table:formula="of:=[.B10]-1" office:value-type="float" office:value="1">
            <text:p>1</text:p>
          </table:table-cell>
          <table:table-cell table:style-name="ce8" table:formula="of:=[.C12]*1.01" office:value-type="float" office:value="4.5652">
            <text:p>4.5652</text:p>
          </table:table-cell>
          <table:table-cell table:style-name="ce3" table:formula="of:=[.D10]" office:value-type="float" office:value="31.56">
            <text:p>31.560</text:p>
          </table:table-cell>
          <table:table-cell table:formula="of:=[.E10]-1" office:value-type="float" office:value="1">
            <text:p>1</text:p>
          </table:table-cell>
          <table:table-cell table:style-name="ce6" table:formula="of:=[.F12]*1.01" office:value-type="float" office:value="31.8756">
            <text:p>31.8756</text:p>
          </table:table-cell>
          <table:table-cell table:style-name="ce3" table:formula="of:=[.G10]" office:value-type="float" office:value="17.69">
            <text:p>17.690</text:p>
          </table:table-cell>
          <table:table-cell table:formula="of:=[.H10]-1" office:value-type="float" office:value="1">
            <text:p>1</text:p>
          </table:table-cell>
          <table:table-cell table:style-name="ce6" table:formula="of:=[.I12]*1.01" office:value-type="float" office:value="17.8669">
            <text:p>17.8669</text:p>
          </table:table-cell>
          <table:table-cell table:style-name="ce3" table:formula="of:=[.J10]" office:value-type="float" office:value="6.74">
            <text:p>6.740</text:p>
          </table:table-cell>
          <table:table-cell table:formula="of:=[.K10]-1" office:value-type="float" office:value="1">
            <text:p>1</text:p>
          </table:table-cell>
          <table:table-cell table:style-name="ce6" table:formula="of:=[.L12]*1.01" office:value-type="float" office:value="6.8074">
            <text:p>6.8074</text:p>
          </table:table-cell>
          <table:table-cell table:style-name="ce3" table:formula="of:=[.M10]" office:value-type="float" office:value="12.31">
            <text:p>12.310</text:p>
          </table:table-cell>
          <table:table-cell table:formula="of:=[.N10]-1" office:value-type="float" office:value="1">
            <text:p>1</text:p>
          </table:table-cell>
          <table:table-cell table:style-name="ce6" table:formula="of:=[.O12]*1.01" office:value-type="float" office:value="12.4331">
            <text:p>12.4331</text:p>
          </table:table-cell>
          <table:table-cell table:style-name="ce3" table:formula="of:=[.P10]" office:value-type="float" office:value="1.334">
            <text:p>1.334</text:p>
          </table:table-cell>
          <table:table-cell table:formula="of:=[.Q10]-1" office:value-type="float" office:value="1">
            <text:p>1</text:p>
          </table:table-cell>
          <table:table-cell table:style-name="ce6" table:formula="of:=[.R12]*1.01" office:value-type="float" office:value="1.34734">
            <text:p>1.3473</text:p>
          </table:table-cell>
          <table:table-cell table:number-columns-repeated="1006"/>
        </table:table-row>
        <table:table-row table:style-name="ro1">
          <table:table-cell table:style-name="ce3" table:formula="of:=[.A11]" office:value-type="float" office:value="4.52">
            <text:p>4.520</text:p>
          </table:table-cell>
          <table:table-cell table:style-name="ce1" table:formula="of:=[.B11]-1" office:value-type="float" office:value="0">
            <text:p>0</text:p>
          </table:table-cell>
          <table:table-cell table:style-name="ce7" table:formula="of:=[.A12]" office:value-type="float" office:value="4.52">
            <text:p>4.5200</text:p>
          </table:table-cell>
          <table:table-cell table:style-name="ce3" table:formula="of:=[.D11]" office:value-type="float" office:value="31.56">
            <text:p>31.560</text:p>
          </table:table-cell>
          <table:table-cell table:style-name="ce1" table:formula="of:=[.E11]-1" office:value-type="float" office:value="0">
            <text:p>0</text:p>
          </table:table-cell>
          <table:table-cell table:style-name="ce7" table:formula="of:=[.D12]" office:value-type="float" office:value="31.56">
            <text:p>31.5600</text:p>
          </table:table-cell>
          <table:table-cell table:style-name="ce3" table:formula="of:=[.G11]" office:value-type="float" office:value="17.69">
            <text:p>17.690</text:p>
          </table:table-cell>
          <table:table-cell table:style-name="ce1" table:formula="of:=[.H11]-1" office:value-type="float" office:value="0">
            <text:p>0</text:p>
          </table:table-cell>
          <table:table-cell table:style-name="ce7" table:formula="of:=[.G12]" office:value-type="float" office:value="17.69">
            <text:p>17.6900</text:p>
          </table:table-cell>
          <table:table-cell table:style-name="ce3" table:formula="of:=[.J11]" office:value-type="float" office:value="6.74">
            <text:p>6.740</text:p>
          </table:table-cell>
          <table:table-cell table:style-name="ce1" table:formula="of:=[.K11]-1" office:value-type="float" office:value="0">
            <text:p>0</text:p>
          </table:table-cell>
          <table:table-cell table:style-name="ce7" table:formula="of:=[.J12]" office:value-type="float" office:value="6.74">
            <text:p>6.7400</text:p>
          </table:table-cell>
          <table:table-cell table:style-name="ce3" table:formula="of:=[.M11]" office:value-type="float" office:value="12.31">
            <text:p>12.310</text:p>
          </table:table-cell>
          <table:table-cell table:style-name="ce1" table:formula="of:=[.N11]-1" office:value-type="float" office:value="0">
            <text:p>0</text:p>
          </table:table-cell>
          <table:table-cell table:style-name="ce7" table:formula="of:=[.M12]" office:value-type="float" office:value="12.31">
            <text:p>12.3100</text:p>
          </table:table-cell>
          <table:table-cell table:style-name="ce3" table:formula="of:=[.P11]" office:value-type="float" office:value="1.334">
            <text:p>1.334</text:p>
          </table:table-cell>
          <table:table-cell table:style-name="ce1" table:formula="of:=[.Q11]-1" office:value-type="float" office:value="0">
            <text:p>0</text:p>
          </table:table-cell>
          <table:table-cell table:style-name="ce7" table:formula="of:=[.P12]" office:value-type="float" office:value="1.334">
            <text:p>1.3340</text:p>
          </table:table-cell>
          <table:table-cell table:style-name="ce1" table:number-columns-repeated="1006"/>
        </table:table-row>
        <table:table-row table:style-name="ro1">
          <table:table-cell table:style-name="ce3" table:formula="of:=[.A12]" office:value-type="float" office:value="4.52">
            <text:p>4.520</text:p>
          </table:table-cell>
          <table:table-cell table:style-name="ce5" table:formula="of:=[.B12]-1" office:value-type="float" office:value="-1">
            <text:p>-1</text:p>
          </table:table-cell>
          <table:table-cell table:style-name="ce9" table:formula="of:=[.C12]/1.01" office:value-type="float" office:value="4.47524752475248">
            <text:p>4.4752</text:p>
          </table:table-cell>
          <table:table-cell table:style-name="ce3" table:formula="of:=[.D12]" office:value-type="float" office:value="31.56">
            <text:p>31.560</text:p>
          </table:table-cell>
          <table:table-cell table:style-name="ce5" table:formula="of:=[.E12]-1" office:value-type="float" office:value="-1">
            <text:p>-1</text:p>
          </table:table-cell>
          <table:table-cell table:style-name="ce9" table:formula="of:=[.F12]/1.01" office:value-type="float" office:value="31.2475247524752">
            <text:p>31.2475</text:p>
          </table:table-cell>
          <table:table-cell table:style-name="ce3" table:formula="of:=[.G12]" office:value-type="float" office:value="17.69">
            <text:p>17.690</text:p>
          </table:table-cell>
          <table:table-cell table:style-name="ce5" table:formula="of:=[.H12]-1" office:value-type="float" office:value="-1">
            <text:p>-1</text:p>
          </table:table-cell>
          <table:table-cell table:style-name="ce9" table:formula="of:=[.I12]/1.01" office:value-type="float" office:value="17.5148514851485">
            <text:p>17.5149</text:p>
          </table:table-cell>
          <table:table-cell table:style-name="ce3" table:formula="of:=[.J12]" office:value-type="float" office:value="6.74">
            <text:p>6.740</text:p>
          </table:table-cell>
          <table:table-cell table:style-name="ce5" table:formula="of:=[.K12]-1" office:value-type="float" office:value="-1">
            <text:p>-1</text:p>
          </table:table-cell>
          <table:table-cell table:style-name="ce9" table:formula="of:=[.L12]/1.01" office:value-type="float" office:value="6.67326732673267">
            <text:p>6.6733</text:p>
          </table:table-cell>
          <table:table-cell table:style-name="ce3" table:formula="of:=[.M12]" office:value-type="float" office:value="12.31">
            <text:p>12.310</text:p>
          </table:table-cell>
          <table:table-cell table:style-name="ce5" table:formula="of:=[.N12]-1" office:value-type="float" office:value="-1">
            <text:p>-1</text:p>
          </table:table-cell>
          <table:table-cell table:style-name="ce9" table:formula="of:=[.O12]/1.01" office:value-type="float" office:value="12.1881188118812">
            <text:p>12.1881</text:p>
          </table:table-cell>
          <table:table-cell table:style-name="ce3" table:formula="of:=[.P12]" office:value-type="float" office:value="1.334">
            <text:p>1.334</text:p>
          </table:table-cell>
          <table:table-cell table:style-name="ce5" table:formula="of:=[.Q12]-1" office:value-type="float" office:value="-1">
            <text:p>-1</text:p>
          </table:table-cell>
          <table:table-cell table:style-name="ce9" table:formula="of:=[.R12]/1.01" office:value-type="float" office:value="1.32079207920792">
            <text:p>1.3208</text:p>
          </table:table-cell>
          <table:table-cell table:number-columns-repeated="1006"/>
        </table:table-row>
        <table:table-row table:style-name="ro1">
          <table:table-cell table:style-name="ce3" table:formula="of:=[.A13]" office:value-type="float" office:value="4.52">
            <text:p>4.520</text:p>
          </table:table-cell>
          <table:table-cell table:style-name="ce5" table:formula="of:=[.B13]-1" office:value-type="float" office:value="-2">
            <text:p>-2</text:p>
          </table:table-cell>
          <table:table-cell table:style-name="ce9" table:formula="of:=[.C13]/1.01" office:value-type="float" office:value="4.43093814331928">
            <text:p>4.4309</text:p>
          </table:table-cell>
          <table:table-cell table:style-name="ce3" table:formula="of:=[.D13]" office:value-type="float" office:value="31.56">
            <text:p>31.560</text:p>
          </table:table-cell>
          <table:table-cell table:style-name="ce5" table:formula="of:=[.E13]-1" office:value-type="float" office:value="-2">
            <text:p>-2</text:p>
          </table:table-cell>
          <table:table-cell table:style-name="ce9" table:formula="of:=[.F13]/1.01" office:value-type="float" office:value="30.9381433192824">
            <text:p>30.9381</text:p>
          </table:table-cell>
          <table:table-cell table:style-name="ce3" table:formula="of:=[.G13]" office:value-type="float" office:value="17.69">
            <text:p>17.690</text:p>
          </table:table-cell>
          <table:table-cell table:style-name="ce5" table:formula="of:=[.H13]-1" office:value-type="float" office:value="-2">
            <text:p>-2</text:p>
          </table:table-cell>
          <table:table-cell table:style-name="ce9" table:formula="of:=[.I13]/1.01" office:value-type="float" office:value="17.3414371140084">
            <text:p>17.3414</text:p>
          </table:table-cell>
          <table:table-cell table:style-name="ce3" table:formula="of:=[.J13]" office:value-type="float" office:value="6.74">
            <text:p>6.740</text:p>
          </table:table-cell>
          <table:table-cell table:style-name="ce5" table:formula="of:=[.K13]-1" office:value-type="float" office:value="-2">
            <text:p>-2</text:p>
          </table:table-cell>
          <table:table-cell table:style-name="ce9" table:formula="of:=[.L13]/1.01" office:value-type="float" office:value="6.60719537300265">
            <text:p>6.6072</text:p>
          </table:table-cell>
          <table:table-cell table:style-name="ce3" table:formula="of:=[.M13]" office:value-type="float" office:value="12.31">
            <text:p>12.310</text:p>
          </table:table-cell>
          <table:table-cell table:style-name="ce5" table:formula="of:=[.N13]-1" office:value-type="float" office:value="-2">
            <text:p>-2</text:p>
          </table:table-cell>
          <table:table-cell table:style-name="ce9" table:formula="of:=[.O13]/1.01" office:value-type="float" office:value="12.0674443681992">
            <text:p>12.0674</text:p>
          </table:table-cell>
          <table:table-cell table:style-name="ce3" table:formula="of:=[.P13]" office:value-type="float" office:value="1.334">
            <text:p>1.334</text:p>
          </table:table-cell>
          <table:table-cell table:style-name="ce5" table:formula="of:=[.Q13]-1" office:value-type="float" office:value="-2">
            <text:p>-2</text:p>
          </table:table-cell>
          <table:table-cell table:style-name="ce9" table:formula="of:=[.R13]/1.01" office:value-type="float" office:value="1.30771492990883">
            <text:p>1.3077</text:p>
          </table:table-cell>
          <table:table-cell table:number-columns-repeated="1006"/>
        </table:table-row>
        <table:table-row table:style-name="ro1">
          <table:table-cell table:style-name="ce3" table:formula="of:=[.A14]" office:value-type="float" office:value="4.52">
            <text:p>4.52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4.38706746863295">
            <text:p>4.3871</text:p>
          </table:table-cell>
          <table:table-cell table:style-name="ce3" table:formula="of:=[.D14]" office:value-type="float" office:value="31.56">
            <text:p>31.560</text:p>
          </table:table-cell>
          <table:table-cell table:formula="of:=[.E14]-1" office:value-type="float" office:value="-3">
            <text:p>-3</text:p>
          </table:table-cell>
          <table:table-cell table:style-name="ce6" table:formula="of:=[.F14]/1.01" office:value-type="float" office:value="30.6318250685965">
            <text:p>30.6318</text:p>
          </table:table-cell>
          <table:table-cell table:style-name="ce3" table:formula="of:=[.G14]" office:value-type="float" office:value="17.69">
            <text:p>17.690</text:p>
          </table:table-cell>
          <table:table-cell table:formula="of:=[.H14]-1" office:value-type="float" office:value="-3">
            <text:p>-3</text:p>
          </table:table-cell>
          <table:table-cell table:style-name="ce6" table:formula="of:=[.I14]/1.01" office:value-type="float" office:value="17.16973971684">
            <text:p>17.1697</text:p>
          </table:table-cell>
          <table:table-cell table:style-name="ce3" table:formula="of:=[.J14]" office:value-type="float" office:value="6.74">
            <text:p>6.740</text:p>
          </table:table-cell>
          <table:table-cell table:formula="of:=[.K14]-1" office:value-type="float" office:value="-3">
            <text:p>-3</text:p>
          </table:table-cell>
          <table:table-cell table:style-name="ce6" table:formula="of:=[.L14]/1.01" office:value-type="float" office:value="6.54177759703232">
            <text:p>6.5418</text:p>
          </table:table-cell>
          <table:table-cell table:style-name="ce3" table:formula="of:=[.M14]" office:value-type="float" office:value="12.31">
            <text:p>12.310</text:p>
          </table:table-cell>
          <table:table-cell table:formula="of:=[.N14]-1" office:value-type="float" office:value="-3">
            <text:p>-3</text:p>
          </table:table-cell>
          <table:table-cell table:style-name="ce6" table:formula="of:=[.O14]/1.01" office:value-type="float" office:value="11.9479647209893">
            <text:p>11.9480</text:p>
          </table:table-cell>
          <table:table-cell table:style-name="ce3" table:formula="of:=[.P14]" office:value-type="float" office:value="1.334">
            <text:p>1.334</text:p>
          </table:table-cell>
          <table:table-cell table:formula="of:=[.Q14]-1" office:value-type="float" office:value="-3">
            <text:p>-3</text:p>
          </table:table-cell>
          <table:table-cell table:style-name="ce6" table:formula="of:=[.R14]/1.01" office:value-type="float" office:value="1.29476725733548">
            <text:p>1.2948</text:p>
          </table:table-cell>
          <table:table-cell table:number-columns-repeated="1006"/>
        </table:table-row>
        <table:table-row table:style-name="ro1">
          <table:table-cell table:style-name="ce3" table:formula="of:=[.A15]" office:value-type="float" office:value="4.52">
            <text:p>4.52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4.34363115706233">
            <text:p>4.3436</text:p>
          </table:table-cell>
          <table:table-cell table:style-name="ce3" table:formula="of:=[.D15]" office:value-type="float" office:value="31.56">
            <text:p>31.560</text:p>
          </table:table-cell>
          <table:table-cell table:formula="of:=[.E15]-1" office:value-type="float" office:value="-4">
            <text:p>-4</text:p>
          </table:table-cell>
          <table:table-cell table:style-name="ce6" table:formula="of:=[.F15]/1.01" office:value-type="float" office:value="30.3285396718777">
            <text:p>30.3285</text:p>
          </table:table-cell>
          <table:table-cell table:style-name="ce3" table:formula="of:=[.G15]" office:value-type="float" office:value="17.69">
            <text:p>17.690</text:p>
          </table:table-cell>
          <table:table-cell table:formula="of:=[.H15]-1" office:value-type="float" office:value="-4">
            <text:p>-4</text:p>
          </table:table-cell>
          <table:table-cell table:style-name="ce6" table:formula="of:=[.I15]/1.01" office:value-type="float" office:value="16.999742293901">
            <text:p>16.9997</text:p>
          </table:table-cell>
          <table:table-cell table:style-name="ce3" table:formula="of:=[.J15]" office:value-type="float" office:value="6.74">
            <text:p>6.740</text:p>
          </table:table-cell>
          <table:table-cell table:formula="of:=[.K15]-1" office:value-type="float" office:value="-4">
            <text:p>-4</text:p>
          </table:table-cell>
          <table:table-cell table:style-name="ce6" table:formula="of:=[.L15]/1.01" office:value-type="float" office:value="6.47700752181418">
            <text:p>6.4770</text:p>
          </table:table-cell>
          <table:table-cell table:style-name="ce3" table:formula="of:=[.M15]" office:value-type="float" office:value="12.31">
            <text:p>12.310</text:p>
          </table:table-cell>
          <table:table-cell table:formula="of:=[.N15]-1" office:value-type="float" office:value="-4">
            <text:p>-4</text:p>
          </table:table-cell>
          <table:table-cell table:style-name="ce6" table:formula="of:=[.O15]/1.01" office:value-type="float" office:value="11.8296680405835">
            <text:p>11.8297</text:p>
          </table:table-cell>
          <table:table-cell table:style-name="ce3" table:formula="of:=[.P15]" office:value-type="float" office:value="1.334">
            <text:p>1.334</text:p>
          </table:table-cell>
          <table:table-cell table:formula="of:=[.Q15]-1" office:value-type="float" office:value="-4">
            <text:p>-4</text:p>
          </table:table-cell>
          <table:table-cell table:style-name="ce6" table:formula="of:=[.R15]/1.01" office:value-type="float" office:value="1.28194777954008">
            <text:p>1.2819</text:p>
          </table:table-cell>
          <table:table-cell table:number-columns-repeated="1006"/>
        </table:table-row>
        <table:table-row table:style-name="ro1">
          <table:table-cell table:style-name="ce3" table:formula="of:=[.A16]" office:value-type="float" office:value="4.52">
            <text:p>4.520</text:p>
          </table:table-cell>
          <table:table-cell table:style-name="ce1" table:formula="of:=[.B16]-1" office:value-type="float" office:value="-5">
            <text:p>-5</text:p>
          </table:table-cell>
          <table:table-cell table:style-name="ce7" table:formula="of:=[.C16]/1.01" office:value-type="float" office:value="4.3006249079825">
            <text:p>4.3006</text:p>
          </table:table-cell>
          <table:table-cell table:style-name="ce3" table:formula="of:=[.D16]" office:value-type="float" office:value="31.56">
            <text:p>31.560</text:p>
          </table:table-cell>
          <table:table-cell table:style-name="ce1" table:formula="of:=[.E16]-1" office:value-type="float" office:value="-5">
            <text:p>-5</text:p>
          </table:table-cell>
          <table:table-cell table:style-name="ce7" table:formula="of:=[.F16]/1.01" office:value-type="float" office:value="30.028257100869">
            <text:p>30.0283</text:p>
          </table:table-cell>
          <table:table-cell table:style-name="ce3" table:formula="of:=[.G16]" office:value-type="float" office:value="17.69">
            <text:p>17.690</text:p>
          </table:table-cell>
          <table:table-cell table:style-name="ce1" table:formula="of:=[.H16]-1" office:value-type="float" office:value="-5">
            <text:p>-5</text:p>
          </table:table-cell>
          <table:table-cell table:style-name="ce7" table:formula="of:=[.I16]/1.01" office:value-type="float" office:value="16.8314280137634">
            <text:p>16.8314</text:p>
          </table:table-cell>
          <table:table-cell table:style-name="ce3" table:formula="of:=[.J16]" office:value-type="float" office:value="6.74">
            <text:p>6.740</text:p>
          </table:table-cell>
          <table:table-cell table:style-name="ce1" table:formula="of:=[.K16]-1" office:value-type="float" office:value="-5">
            <text:p>-5</text:p>
          </table:table-cell>
          <table:table-cell table:style-name="ce7" table:formula="of:=[.L16]/1.01" office:value-type="float" office:value="6.41287873446949">
            <text:p>6.4129</text:p>
          </table:table-cell>
          <table:table-cell table:style-name="ce3" table:formula="of:=[.M16]" office:value-type="float" office:value="12.31">
            <text:p>12.310</text:p>
          </table:table-cell>
          <table:table-cell table:style-name="ce1" table:formula="of:=[.N16]-1" office:value-type="float" office:value="-5">
            <text:p>-5</text:p>
          </table:table-cell>
          <table:table-cell table:style-name="ce7" table:formula="of:=[.O16]/1.01" office:value-type="float" office:value="11.7125426144391">
            <text:p>11.7125</text:p>
          </table:table-cell>
          <table:table-cell table:style-name="ce3" table:formula="of:=[.P16]" office:value-type="float" office:value="1.334">
            <text:p>1.334</text:p>
          </table:table-cell>
          <table:table-cell table:style-name="ce1" table:formula="of:=[.Q16]-1" office:value-type="float" office:value="-5">
            <text:p>-5</text:p>
          </table:table-cell>
          <table:table-cell table:style-name="ce7" table:formula="of:=[.R16]/1.01" office:value-type="float" office:value="1.2692552272674">
            <text:p>1.2693</text:p>
          </table:table-cell>
          <table:table-cell table:style-name="ce1" table:number-columns-repeated="1006"/>
        </table:table-row>
        <table:table-row table:style-name="ro1">
          <table:table-cell table:style-name="ce3" table:formula="of:=[.A17]" office:value-type="float" office:value="4.52">
            <text:p>4.52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4.25804446334901">
            <text:p>4.2580</text:p>
          </table:table-cell>
          <table:table-cell table:style-name="ce3" table:formula="of:=[.D17]" office:value-type="float" office:value="31.56">
            <text:p>31.560</text:p>
          </table:table-cell>
          <table:table-cell table:formula="of:=[.E17]-1" office:value-type="float" office:value="-6">
            <text:p>-6</text:p>
          </table:table-cell>
          <table:table-cell table:style-name="ce6" table:formula="of:=[.F17]/1.01" office:value-type="float" office:value="29.7309476246228">
            <text:p>29.7309</text:p>
          </table:table-cell>
          <table:table-cell table:style-name="ce3" table:formula="of:=[.G17]" office:value-type="float" office:value="17.69">
            <text:p>17.690</text:p>
          </table:table-cell>
          <table:table-cell table:formula="of:=[.H17]-1" office:value-type="float" office:value="-6">
            <text:p>-6</text:p>
          </table:table-cell>
          <table:table-cell table:style-name="ce6" table:formula="of:=[.I17]/1.01" office:value-type="float" office:value="16.6647802116469">
            <text:p>16.6648</text:p>
          </table:table-cell>
          <table:table-cell table:style-name="ce3" table:formula="of:=[.J17]" office:value-type="float" office:value="6.74">
            <text:p>6.740</text:p>
          </table:table-cell>
          <table:table-cell table:formula="of:=[.K17]-1" office:value-type="float" office:value="-6">
            <text:p>-6</text:p>
          </table:table-cell>
          <table:table-cell table:style-name="ce6" table:formula="of:=[.L17]/1.01" office:value-type="float" office:value="6.34938488561335">
            <text:p>6.3494</text:p>
          </table:table-cell>
          <table:table-cell table:style-name="ce3" table:formula="of:=[.M17]" office:value-type="float" office:value="12.31">
            <text:p>12.310</text:p>
          </table:table-cell>
          <table:table-cell table:formula="of:=[.N17]-1" office:value-type="float" office:value="-6">
            <text:p>-6</text:p>
          </table:table-cell>
          <table:table-cell table:style-name="ce6" table:formula="of:=[.O17]/1.01" office:value-type="float" office:value="11.5965768459793">
            <text:p>11.5966</text:p>
          </table:table-cell>
          <table:table-cell table:style-name="ce3" table:formula="of:=[.P17]" office:value-type="float" office:value="1.334">
            <text:p>1.334</text:p>
          </table:table-cell>
          <table:table-cell table:formula="of:=[.Q17]-1" office:value-type="float" office:value="-6">
            <text:p>-6</text:p>
          </table:table-cell>
          <table:table-cell table:style-name="ce6" table:formula="of:=[.R17]/1.01" office:value-type="float" office:value="1.25668834382911">
            <text:p>1.2567</text:p>
          </table:table-cell>
          <table:table-cell table:number-columns-repeated="1006"/>
        </table:table-row>
        <table:table-row table:style-name="ro1">
          <table:table-cell table:style-name="ce3" table:formula="of:=[.A18]" office:value-type="float" office:value="4.52">
            <text:p>4.52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4.21588560727625">
            <text:p>4.2159</text:p>
          </table:table-cell>
          <table:table-cell table:style-name="ce3" table:formula="of:=[.D18]" office:value-type="float" office:value="31.56">
            <text:p>31.560</text:p>
          </table:table-cell>
          <table:table-cell table:formula="of:=[.E18]-1" office:value-type="float" office:value="-7">
            <text:p>-7</text:p>
          </table:table-cell>
          <table:table-cell table:style-name="ce6" table:formula="of:=[.F18]/1.01" office:value-type="float" office:value="29.4365818065572">
            <text:p>29.4366</text:p>
          </table:table-cell>
          <table:table-cell table:style-name="ce3" table:formula="of:=[.G18]" office:value-type="float" office:value="17.69">
            <text:p>17.690</text:p>
          </table:table-cell>
          <table:table-cell table:formula="of:=[.H18]-1" office:value-type="float" office:value="-7">
            <text:p>-7</text:p>
          </table:table-cell>
          <table:table-cell table:style-name="ce6" table:formula="of:=[.I18]/1.01" office:value-type="float" office:value="16.4997823877692">
            <text:p>16.4998</text:p>
          </table:table-cell>
          <table:table-cell table:style-name="ce3" table:formula="of:=[.J18]" office:value-type="float" office:value="6.74">
            <text:p>6.740</text:p>
          </table:table-cell>
          <table:table-cell table:formula="of:=[.K18]-1" office:value-type="float" office:value="-7">
            <text:p>-7</text:p>
          </table:table-cell>
          <table:table-cell table:style-name="ce6" table:formula="of:=[.L18]/1.01" office:value-type="float" office:value="6.28651968872609">
            <text:p>6.2865</text:p>
          </table:table-cell>
          <table:table-cell table:style-name="ce3" table:formula="of:=[.M18]" office:value-type="float" office:value="12.31">
            <text:p>12.310</text:p>
          </table:table-cell>
          <table:table-cell table:formula="of:=[.N18]-1" office:value-type="float" office:value="-7">
            <text:p>-7</text:p>
          </table:table-cell>
          <table:table-cell table:style-name="ce6" table:formula="of:=[.O18]/1.01" office:value-type="float" office:value="11.4817592534448">
            <text:p>11.4818</text:p>
          </table:table-cell>
          <table:table-cell table:style-name="ce3" table:formula="of:=[.P18]" office:value-type="float" office:value="1.334">
            <text:p>1.334</text:p>
          </table:table-cell>
          <table:table-cell table:formula="of:=[.Q18]-1" office:value-type="float" office:value="-7">
            <text:p>-7</text:p>
          </table:table-cell>
          <table:table-cell table:style-name="ce6" table:formula="of:=[.R18]/1.01" office:value-type="float" office:value="1.24424588497932">
            <text:p>1.2442</text:p>
          </table:table-cell>
          <table:table-cell table:number-columns-repeated="1006"/>
        </table:table-row>
        <table:table-row table:style-name="ro1">
          <table:table-cell table:style-name="ce3" table:formula="of:=[.A19]" office:value-type="float" office:value="4.52">
            <text:p>4.52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4.17414416562005">
            <text:p>4.1741</text:p>
          </table:table-cell>
          <table:table-cell table:style-name="ce3" table:formula="of:=[.D19]" office:value-type="float" office:value="31.56">
            <text:p>31.560</text:p>
          </table:table-cell>
          <table:table-cell table:formula="of:=[.E19]-1" office:value-type="float" office:value="-8">
            <text:p>-8</text:p>
          </table:table-cell>
          <table:table-cell table:style-name="ce6" table:formula="of:=[.F19]/1.01" office:value-type="float" office:value="29.1451305015418">
            <text:p>29.1451</text:p>
          </table:table-cell>
          <table:table-cell table:style-name="ce3" table:formula="of:=[.G19]" office:value-type="float" office:value="17.69">
            <text:p>17.690</text:p>
          </table:table-cell>
          <table:table-cell table:formula="of:=[.H19]-1" office:value-type="float" office:value="-8">
            <text:p>-8</text:p>
          </table:table-cell>
          <table:table-cell table:style-name="ce6" table:formula="of:=[.I19]/1.01" office:value-type="float" office:value="16.3364182057121">
            <text:p>16.3364</text:p>
          </table:table-cell>
          <table:table-cell table:style-name="ce3" table:formula="of:=[.J19]" office:value-type="float" office:value="6.74">
            <text:p>6.740</text:p>
          </table:table-cell>
          <table:table-cell table:formula="of:=[.K19]-1" office:value-type="float" office:value="-8">
            <text:p>-8</text:p>
          </table:table-cell>
          <table:table-cell table:style-name="ce6" table:formula="of:=[.L19]/1.01" office:value-type="float" office:value="6.22427691953078">
            <text:p>6.2243</text:p>
          </table:table-cell>
          <table:table-cell table:style-name="ce3" table:formula="of:=[.M19]" office:value-type="float" office:value="12.31">
            <text:p>12.310</text:p>
          </table:table-cell>
          <table:table-cell table:formula="of:=[.N19]-1" office:value-type="float" office:value="-8">
            <text:p>-8</text:p>
          </table:table-cell>
          <table:table-cell table:style-name="ce6" table:formula="of:=[.O19]/1.01" office:value-type="float" office:value="11.3680784687573">
            <text:p>11.3681</text:p>
          </table:table-cell>
          <table:table-cell table:style-name="ce3" table:formula="of:=[.P19]" office:value-type="float" office:value="1.334">
            <text:p>1.334</text:p>
          </table:table-cell>
          <table:table-cell table:formula="of:=[.Q19]-1" office:value-type="float" office:value="-8">
            <text:p>-8</text:p>
          </table:table-cell>
          <table:table-cell table:style-name="ce6" table:formula="of:=[.R19]/1.01" office:value-type="float" office:value="1.2319266187914">
            <text:p>1.2319</text:p>
          </table:table-cell>
          <table:table-cell table:number-columns-repeated="1006"/>
        </table:table-row>
        <table:table-row table:style-name="ro1">
          <table:table-cell table:style-name="ce3" table:formula="of:=[.A20]" office:value-type="float" office:value="4.52">
            <text:p>4.52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4.13281600556441">
            <text:p>4.1328</text:p>
          </table:table-cell>
          <table:table-cell table:style-name="ce3" table:formula="of:=[.D20]" office:value-type="float" office:value="31.56">
            <text:p>31.560</text:p>
          </table:table-cell>
          <table:table-cell table:formula="of:=[.E20]-1" office:value-type="float" office:value="-9">
            <text:p>-9</text:p>
          </table:table-cell>
          <table:table-cell table:style-name="ce6" table:formula="of:=[.F20]/1.01" office:value-type="float" office:value="28.8565648530117">
            <text:p>28.8566</text:p>
          </table:table-cell>
          <table:table-cell table:style-name="ce3" table:formula="of:=[.G20]" office:value-type="float" office:value="17.69">
            <text:p>17.690</text:p>
          </table:table-cell>
          <table:table-cell table:formula="of:=[.H20]-1" office:value-type="float" office:value="-9">
            <text:p>-9</text:p>
          </table:table-cell>
          <table:table-cell table:style-name="ce6" table:formula="of:=[.I20]/1.01" office:value-type="float" office:value="16.1746714908041">
            <text:p>16.1747</text:p>
          </table:table-cell>
          <table:table-cell table:style-name="ce3" table:formula="of:=[.J20]" office:value-type="float" office:value="6.74">
            <text:p>6.740</text:p>
          </table:table-cell>
          <table:table-cell table:formula="of:=[.K20]-1" office:value-type="float" office:value="-9">
            <text:p>-9</text:p>
          </table:table-cell>
          <table:table-cell table:style-name="ce6" table:formula="of:=[.L20]/1.01" office:value-type="float" office:value="6.16265041537702">
            <text:p>6.1627</text:p>
          </table:table-cell>
          <table:table-cell table:style-name="ce3" table:formula="of:=[.M20]" office:value-type="float" office:value="12.31">
            <text:p>12.310</text:p>
          </table:table-cell>
          <table:table-cell table:formula="of:=[.N20]-1" office:value-type="float" office:value="-9">
            <text:p>-9</text:p>
          </table:table-cell>
          <table:table-cell table:style-name="ce6" table:formula="of:=[.O20]/1.01" office:value-type="float" office:value="11.2555232363933">
            <text:p>11.2555</text:p>
          </table:table-cell>
          <table:table-cell table:style-name="ce3" table:formula="of:=[.P20]" office:value-type="float" office:value="1.334">
            <text:p>1.334</text:p>
          </table:table-cell>
          <table:table-cell table:formula="of:=[.Q20]-1" office:value-type="float" office:value="-9">
            <text:p>-9</text:p>
          </table:table-cell>
          <table:table-cell table:style-name="ce6" table:formula="of:=[.R20]/1.01" office:value-type="float" office:value="1.21972932553604">
            <text:p>1.2197</text:p>
          </table:table-cell>
          <table:table-cell table:number-columns-repeated="1006"/>
        </table:table-row>
        <table:table-row table:style-name="ro1">
          <table:table-cell table:style-name="ce3" table:formula="of:=[.A21]" office:value-type="float" office:value="4.52">
            <text:p>4.52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4.09189703521228">
            <text:p>4.0919</text:p>
          </table:table-cell>
          <table:table-cell table:style-name="ce3" table:formula="of:=[.D21]" office:value-type="float" office:value="31.56">
            <text:p>31.560</text:p>
          </table:table-cell>
          <table:table-cell table:formula="of:=[.E21]-1" office:value-type="float" office:value="-10">
            <text:p>-10</text:p>
          </table:table-cell>
          <table:table-cell table:style-name="ce6" table:formula="of:=[.F21]/1.01" office:value-type="float" office:value="28.5708562901105">
            <text:p>28.5709</text:p>
          </table:table-cell>
          <table:table-cell table:style-name="ce3" table:formula="of:=[.G21]" office:value-type="float" office:value="17.69">
            <text:p>17.690</text:p>
          </table:table-cell>
          <table:table-cell table:formula="of:=[.H21]-1" office:value-type="float" office:value="-10">
            <text:p>-10</text:p>
          </table:table-cell>
          <table:table-cell table:style-name="ce6" table:formula="of:=[.I21]/1.01" office:value-type="float" office:value="16.0145262285189">
            <text:p>16.0145</text:p>
          </table:table-cell>
          <table:table-cell table:style-name="ce3" table:formula="of:=[.J21]" office:value-type="float" office:value="6.74">
            <text:p>6.740</text:p>
          </table:table-cell>
          <table:table-cell table:formula="of:=[.K21]-1" office:value-type="float" office:value="-10">
            <text:p>-10</text:p>
          </table:table-cell>
          <table:table-cell table:style-name="ce6" table:formula="of:=[.L21]/1.01" office:value-type="float" office:value="6.10163407463071">
            <text:p>6.1016</text:p>
          </table:table-cell>
          <table:table-cell table:style-name="ce3" table:formula="of:=[.M21]" office:value-type="float" office:value="12.31">
            <text:p>12.310</text:p>
          </table:table-cell>
          <table:table-cell table:formula="of:=[.N21]-1" office:value-type="float" office:value="-10">
            <text:p>-10</text:p>
          </table:table-cell>
          <table:table-cell table:style-name="ce6" table:formula="of:=[.O21]/1.01" office:value-type="float" office:value="11.1440824122706">
            <text:p>11.1441</text:p>
          </table:table-cell>
          <table:table-cell table:style-name="ce3" table:formula="of:=[.P21]" office:value-type="float" office:value="1.334">
            <text:p>1.334</text:p>
          </table:table-cell>
          <table:table-cell table:formula="of:=[.Q21]-1" office:value-type="float" office:value="-10">
            <text:p>-10</text:p>
          </table:table-cell>
          <table:table-cell table:style-name="ce6" table:formula="of:=[.R21]/1.01" office:value-type="float" office:value="1.20765279756044">
            <text:p>1.2077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1006"/>
        </table:table-row>
        <table:table-row table:style-name="ro1">
          <table:table-cell office:value-type="string">
            <text:p>.030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6"/>
          <table:table-cell office:value-type="string">
            <text:p>..601800</text:p>
          </table:table-cell>
          <table:table-cell table:formula="of:=SUM([.H25:.H43])" office:value-type="float" office:value="19">
            <text:p>19</text:p>
          </table:table-cell>
          <table:table-cell table:style-name="ce6"/>
          <table:table-cell table:style-name="ce1" office:value-type="string">
            <text:p>..601800</text:p>
          </table:table-cell>
          <table:table-cell table:formula="of:=SUM([.K25:.K43])" office:value-type="float" office:value="19">
            <text:p>19</text:p>
          </table:table-cell>
          <table:table-cell table:style-name="ce6"/>
          <table:table-cell table:style-name="ce1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6"/>
          <table:table-cell table:style-name="ce1" office:value-type="string">
            <text:p>.172.</text:p>
          </table:table-cell>
          <table:table-cell table:formula="of:=SUM([.Q25:.Q43])" office:value-type="float" office:value="19">
            <text:p>19</text:p>
          </table:table-cell>
          <table:table-cell table:style-name="ce6"/>
          <table:table-cell table:number-columns-repeated="1006"/>
        </table:table-row>
        <table:table-row table:style-name="ro1">
          <table:table-cell table:style-name="ce2" office:value-type="float" office:value="13.65">
            <text:p>13.650</text:p>
          </table:table-cell>
          <table:table-cell office:value-type="float" office:value="10">
            <text:p>10</text:p>
          </table:table-cell>
          <table:table-cell table:formula="of:=[.C26]*1.01" office:value-type="float" office:value="15.0780920118629">
            <text:p>15.0781</text:p>
          </table:table-cell>
          <table:table-cell table:style-name="ce2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6" table:formula="of:=[.F26]*1.01" office:value-type="float" office:value="36.4414839173156">
            <text:p>36.4415</text:p>
          </table:table-cell>
          <table:table-cell table:style-name="ce2" office:value-type="float" office:value="33.22">
            <text:p>33.220</text:p>
          </table:table-cell>
          <table:table-cell office:value-type="float" office:value="10">
            <text:p>10</text:p>
          </table:table-cell>
          <table:table-cell table:style-name="ce6" table:formula="of:=[.I26]*1.01" office:value-type="float" office:value="36.6955470061602">
            <text:p>36.6955</text:p>
          </table:table-cell>
          <table:table-cell table:style-name="ce2" office:value-type="float" office:value="1.652">
            <text:p>1.652</text:p>
          </table:table-cell>
          <table:table-cell office:value-type="float" office:value="10">
            <text:p>10</text:p>
          </table:table-cell>
          <table:table-cell table:style-name="ce6" table:formula="of:=[.L26]*1.01" office:value-type="float" office:value="1.82483575117931">
            <text:p>1.8248</text:p>
          </table:table-cell>
          <table:table-cell table:style-name="ce2" office:value-type="float" office:value="0.817">
            <text:p>0.817</text:p>
          </table:table-cell>
          <table:table-cell office:value-type="float" office:value="10">
            <text:p>10</text:p>
          </table:table-cell>
          <table:table-cell table:style-name="ce6" table:formula="of:=[.O26]*1.01" office:value-type="float" office:value="0.902476276460954">
            <text:p>0.9025</text:p>
          </table:table-cell>
          <table:table-cell table:style-name="ce2" office:value-type="float" office:value="1.221">
            <text:p>1.221</text:p>
          </table:table-cell>
          <table:table-cell office:value-type="float" office:value="10">
            <text:p>10</text:p>
          </table:table-cell>
          <table:table-cell table:style-name="ce6" table:formula="of:=[.R26]*1.01" office:value-type="float" office:value="1.34874361512708">
            <text:p>1.3487</text:p>
          </table:table-cell>
          <table:table-cell table:number-columns-repeated="1006"/>
        </table:table-row>
        <table:table-row table:style-name="ro1">
          <table:table-cell table:style-name="ce3" table:formula="of:=[.A25]" office:value-type="float" office:value="13.65">
            <text:p>13.65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4.9288039721415">
            <text:p>14.9288</text:p>
          </table:table-cell>
          <table:table-cell table:style-name="ce3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6" table:formula="of:=[.F27]*1.01" office:value-type="float" office:value="36.0806771458571">
            <text:p>36.0807</text:p>
          </table:table-cell>
          <table:table-cell table:style-name="ce3" table:formula="of:=[.G25]" office:value-type="float" office:value="33.22">
            <text:p>33.220</text:p>
          </table:table-cell>
          <table:table-cell table:formula="of:=[.H25]-1" office:value-type="float" office:value="9">
            <text:p>9</text:p>
          </table:table-cell>
          <table:table-cell table:style-name="ce6" table:formula="of:=[.I27]*1.01" office:value-type="float" office:value="36.3322247585745">
            <text:p>36.3322</text:p>
          </table:table-cell>
          <table:table-cell table:style-name="ce3" table:formula="of:=[.J25]" office:value-type="float" office:value="1.652">
            <text:p>1.652</text:p>
          </table:table-cell>
          <table:table-cell table:formula="of:=[.K25]-1" office:value-type="float" office:value="9">
            <text:p>9</text:p>
          </table:table-cell>
          <table:table-cell table:style-name="ce6" table:formula="of:=[.L27]*1.01" office:value-type="float" office:value="1.80676807047456">
            <text:p>1.8068</text:p>
          </table:table-cell>
          <table:table-cell table:style-name="ce3" table:formula="of:=[.M25]" office:value-type="float" office:value="0.817">
            <text:p>0.817</text:p>
          </table:table-cell>
          <table:table-cell table:formula="of:=[.N25]-1" office:value-type="float" office:value="9">
            <text:p>9</text:p>
          </table:table-cell>
          <table:table-cell table:style-name="ce6" table:formula="of:=[.O27]*1.01" office:value-type="float" office:value="0.893540867783123">
            <text:p>0.8935</text:p>
          </table:table-cell>
          <table:table-cell table:style-name="ce3" table:formula="of:=[.P25]" office:value-type="float" office:value="1.221">
            <text:p>1.221</text:p>
          </table:table-cell>
          <table:table-cell table:formula="of:=[.Q25]-1" office:value-type="float" office:value="9">
            <text:p>9</text:p>
          </table:table-cell>
          <table:table-cell table:style-name="ce6" table:formula="of:=[.R27]*1.01" office:value-type="float" office:value="1.33538971794761">
            <text:p>1.3354</text:p>
          </table:table-cell>
          <table:table-cell table:number-columns-repeated="1006"/>
        </table:table-row>
        <table:table-row table:style-name="ro1">
          <table:table-cell table:style-name="ce3" table:formula="of:=[.A26]" office:value-type="float" office:value="13.65">
            <text:p>13.65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4.7809940318233">
            <text:p>14.7810</text:p>
          </table:table-cell>
          <table:table-cell table:style-name="ce3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6" table:formula="of:=[.F28]*1.01" office:value-type="float" office:value="35.7234427186704">
            <text:p>35.7234</text:p>
          </table:table-cell>
          <table:table-cell table:style-name="ce3" table:formula="of:=[.G26]" office:value-type="float" office:value="33.22">
            <text:p>33.220</text:p>
          </table:table-cell>
          <table:table-cell table:formula="of:=[.H26]-1" office:value-type="float" office:value="8">
            <text:p>8</text:p>
          </table:table-cell>
          <table:table-cell table:style-name="ce6" table:formula="of:=[.I28]*1.01" office:value-type="float" office:value="35.9724997609648">
            <text:p>35.9725</text:p>
          </table:table-cell>
          <table:table-cell table:style-name="ce3" table:formula="of:=[.J26]" office:value-type="float" office:value="1.652">
            <text:p>1.652</text:p>
          </table:table-cell>
          <table:table-cell table:formula="of:=[.K26]-1" office:value-type="float" office:value="8">
            <text:p>8</text:p>
          </table:table-cell>
          <table:table-cell table:style-name="ce6" table:formula="of:=[.L28]*1.01" office:value-type="float" office:value="1.78887927769759">
            <text:p>1.7889</text:p>
          </table:table-cell>
          <table:table-cell table:style-name="ce3" table:formula="of:=[.M26]" office:value-type="float" office:value="0.817">
            <text:p>0.817</text:p>
          </table:table-cell>
          <table:table-cell table:formula="of:=[.N26]-1" office:value-type="float" office:value="8">
            <text:p>8</text:p>
          </table:table-cell>
          <table:table-cell table:style-name="ce6" table:formula="of:=[.O28]*1.01" office:value-type="float" office:value="0.884693928498142">
            <text:p>0.8847</text:p>
          </table:table-cell>
          <table:table-cell table:style-name="ce3" table:formula="of:=[.P26]" office:value-type="float" office:value="1.221">
            <text:p>1.221</text:p>
          </table:table-cell>
          <table:table-cell table:formula="of:=[.Q26]-1" office:value-type="float" office:value="8">
            <text:p>8</text:p>
          </table:table-cell>
          <table:table-cell table:style-name="ce6" table:formula="of:=[.R28]*1.01" office:value-type="float" office:value="1.32216803757189">
            <text:p>1.3222</text:p>
          </table:table-cell>
          <table:table-cell table:number-columns-repeated="1006"/>
        </table:table-row>
        <table:table-row table:style-name="ro1">
          <table:table-cell table:style-name="ce3" table:formula="of:=[.A27]" office:value-type="float" office:value="13.65">
            <text:p>13.65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4.6346475562607">
            <text:p>14.6346</text:p>
          </table:table-cell>
          <table:table-cell table:style-name="ce3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6" table:formula="of:=[.F29]*1.01" office:value-type="float" office:value="35.3697452660103">
            <text:p>35.3697</text:p>
          </table:table-cell>
          <table:table-cell table:style-name="ce3" table:formula="of:=[.G27]" office:value-type="float" office:value="33.22">
            <text:p>33.220</text:p>
          </table:table-cell>
          <table:table-cell table:formula="of:=[.H27]-1" office:value-type="float" office:value="7">
            <text:p>7</text:p>
          </table:table-cell>
          <table:table-cell table:style-name="ce6" table:formula="of:=[.I29]*1.01" office:value-type="float" office:value="35.6163363969949">
            <text:p>35.6163</text:p>
          </table:table-cell>
          <table:table-cell table:style-name="ce3" table:formula="of:=[.J27]" office:value-type="float" office:value="1.652">
            <text:p>1.652</text:p>
          </table:table-cell>
          <table:table-cell table:formula="of:=[.K27]-1" office:value-type="float" office:value="7">
            <text:p>7</text:p>
          </table:table-cell>
          <table:table-cell table:style-name="ce6" table:formula="of:=[.L29]*1.01" office:value-type="float" office:value="1.77116760168078">
            <text:p>1.7712</text:p>
          </table:table-cell>
          <table:table-cell table:style-name="ce3" table:formula="of:=[.M27]" office:value-type="float" office:value="0.817">
            <text:p>0.817</text:p>
          </table:table-cell>
          <table:table-cell table:formula="of:=[.N27]-1" office:value-type="float" office:value="7">
            <text:p>7</text:p>
          </table:table-cell>
          <table:table-cell table:style-name="ce6" table:formula="of:=[.O29]*1.01" office:value-type="float" office:value="0.875934582671427">
            <text:p>0.8759</text:p>
          </table:table-cell>
          <table:table-cell table:style-name="ce3" table:formula="of:=[.P27]" office:value-type="float" office:value="1.221">
            <text:p>1.221</text:p>
          </table:table-cell>
          <table:table-cell table:formula="of:=[.Q27]-1" office:value-type="float" office:value="7">
            <text:p>7</text:p>
          </table:table-cell>
          <table:table-cell table:style-name="ce6" table:formula="of:=[.R29]*1.01" office:value-type="float" office:value="1.30907726492266">
            <text:p>1.3091</text:p>
          </table:table-cell>
          <table:table-cell table:number-columns-repeated="1006"/>
        </table:table-row>
        <table:table-row table:style-name="ro1">
          <table:table-cell table:style-name="ce3" table:formula="of:=[.A28]" office:value-type="float" office:value="13.65">
            <text:p>13.65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4.4897500557037">
            <text:p>14.4898</text:p>
          </table:table-cell>
          <table:table-cell table:style-name="ce3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6" table:formula="of:=[.F30]*1.01" office:value-type="float" office:value="35.019549768327">
            <text:p>35.0195</text:p>
          </table:table-cell>
          <table:table-cell table:style-name="ce3" table:formula="of:=[.G28]" office:value-type="float" office:value="33.22">
            <text:p>33.220</text:p>
          </table:table-cell>
          <table:table-cell table:formula="of:=[.H28]-1" office:value-type="float" office:value="6">
            <text:p>6</text:p>
          </table:table-cell>
          <table:table-cell table:style-name="ce6" table:formula="of:=[.I30]*1.01" office:value-type="float" office:value="35.2636994029652">
            <text:p>35.2637</text:p>
          </table:table-cell>
          <table:table-cell table:style-name="ce3" table:formula="of:=[.J28]" office:value-type="float" office:value="1.652">
            <text:p>1.652</text:p>
          </table:table-cell>
          <table:table-cell table:formula="of:=[.K28]-1" office:value-type="float" office:value="6">
            <text:p>6</text:p>
          </table:table-cell>
          <table:table-cell table:style-name="ce6" table:formula="of:=[.L30]*1.01" office:value-type="float" office:value="1.75363128879285">
            <text:p>1.7536</text:p>
          </table:table-cell>
          <table:table-cell table:style-name="ce3" table:formula="of:=[.M28]" office:value-type="float" office:value="0.817">
            <text:p>0.817</text:p>
          </table:table-cell>
          <table:table-cell table:formula="of:=[.N28]-1" office:value-type="float" office:value="6">
            <text:p>6</text:p>
          </table:table-cell>
          <table:table-cell table:style-name="ce6" table:formula="of:=[.O30]*1.01" office:value-type="float" office:value="0.867261963041017">
            <text:p>0.8673</text:p>
          </table:table-cell>
          <table:table-cell table:style-name="ce3" table:formula="of:=[.P28]" office:value-type="float" office:value="1.221">
            <text:p>1.221</text:p>
          </table:table-cell>
          <table:table-cell table:formula="of:=[.Q28]-1" office:value-type="float" office:value="6">
            <text:p>6</text:p>
          </table:table-cell>
          <table:table-cell table:style-name="ce6" table:formula="of:=[.R30]*1.01" office:value-type="float" office:value="1.29611610388382">
            <text:p>1.2961</text:p>
          </table:table-cell>
          <table:table-cell table:number-columns-repeated="1006"/>
        </table:table-row>
        <table:table-row table:style-name="ro1">
          <table:table-cell table:style-name="ce3" table:formula="of:=[.A29]" office:value-type="float" office:value="13.65">
            <text:p>13.650</text:p>
          </table:table-cell>
          <table:table-cell table:style-name="ce1" table:formula="of:=[.B29]-1" office:value-type="float" office:value="5">
            <text:p>5</text:p>
          </table:table-cell>
          <table:table-cell table:style-name="ce7" table:formula="of:=[.C31]*1.01" office:value-type="float" office:value="14.346287183865">
            <text:p>14.3463</text:p>
          </table:table-cell>
          <table:table-cell table:style-name="ce3" table:formula="of:=[.D29]" office:value-type="float" office:value="32.99">
            <text:p>32.990</text:p>
          </table:table-cell>
          <table:table-cell table:style-name="ce1" table:formula="of:=[.E29]-1" office:value-type="float" office:value="5">
            <text:p>5</text:p>
          </table:table-cell>
          <table:table-cell table:style-name="ce7" table:formula="of:=[.F31]*1.01" office:value-type="float" office:value="34.672821552799">
            <text:p>34.6728</text:p>
          </table:table-cell>
          <table:table-cell table:style-name="ce3" table:formula="of:=[.G29]" office:value-type="float" office:value="33.22">
            <text:p>33.220</text:p>
          </table:table-cell>
          <table:table-cell table:style-name="ce1" table:formula="of:=[.H29]-1" office:value-type="float" office:value="5">
            <text:p>5</text:p>
          </table:table-cell>
          <table:table-cell table:style-name="ce7" table:formula="of:=[.I31]*1.01" office:value-type="float" office:value="34.914553864322">
            <text:p>34.9146</text:p>
          </table:table-cell>
          <table:table-cell table:style-name="ce3" table:formula="of:=[.J29]" office:value-type="float" office:value="1.652">
            <text:p>1.652</text:p>
          </table:table-cell>
          <table:table-cell table:style-name="ce1" table:formula="of:=[.K29]-1" office:value-type="float" office:value="5">
            <text:p>5</text:p>
          </table:table-cell>
          <table:table-cell table:style-name="ce7" table:formula="of:=[.L31]*1.01" office:value-type="float" office:value="1.7362686027652">
            <text:p>1.7363</text:p>
          </table:table-cell>
          <table:table-cell table:style-name="ce3" table:formula="of:=[.M29]" office:value-type="float" office:value="0.817">
            <text:p>0.817</text:p>
          </table:table-cell>
          <table:table-cell table:style-name="ce1" table:formula="of:=[.N29]-1" office:value-type="float" office:value="5">
            <text:p>5</text:p>
          </table:table-cell>
          <table:table-cell table:style-name="ce7" table:formula="of:=[.O31]*1.01" office:value-type="float" office:value="0.8586752109317">
            <text:p>0.8587</text:p>
          </table:table-cell>
          <table:table-cell table:style-name="ce3" table:formula="of:=[.P29]" office:value-type="float" office:value="1.221">
            <text:p>1.221</text:p>
          </table:table-cell>
          <table:table-cell table:style-name="ce1" table:formula="of:=[.Q29]-1" office:value-type="float" office:value="5">
            <text:p>5</text:p>
          </table:table-cell>
          <table:table-cell table:style-name="ce7" table:formula="of:=[.R31]*1.01" office:value-type="float" office:value="1.2832832711721">
            <text:p>1.2833</text:p>
          </table:table-cell>
          <table:table-cell table:number-columns-repeated="1006"/>
        </table:table-row>
        <table:table-row table:style-name="ro1">
          <table:table-cell table:style-name="ce3" table:formula="of:=[.A30]" office:value-type="float" office:value="13.65">
            <text:p>13.65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4.2042447365">
            <text:p>14.2042</text:p>
          </table:table-cell>
          <table:table-cell table:style-name="ce3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6" table:formula="of:=[.F32]*1.01" office:value-type="float" office:value="34.3295262899">
            <text:p>34.3295</text:p>
          </table:table-cell>
          <table:table-cell table:style-name="ce3" table:formula="of:=[.G30]" office:value-type="float" office:value="33.22">
            <text:p>33.220</text:p>
          </table:table-cell>
          <table:table-cell table:formula="of:=[.H30]-1" office:value-type="float" office:value="4">
            <text:p>4</text:p>
          </table:table-cell>
          <table:table-cell table:style-name="ce6" table:formula="of:=[.I32]*1.01" office:value-type="float" office:value="34.5688652122">
            <text:p>34.5689</text:p>
          </table:table-cell>
          <table:table-cell table:style-name="ce3" table:formula="of:=[.J30]" office:value-type="float" office:value="1.652">
            <text:p>1.652</text:p>
          </table:table-cell>
          <table:table-cell table:formula="of:=[.K30]-1" office:value-type="float" office:value="4">
            <text:p>4</text:p>
          </table:table-cell>
          <table:table-cell table:style-name="ce6" table:formula="of:=[.L32]*1.01" office:value-type="float" office:value="1.71907782452">
            <text:p>1.7191</text:p>
          </table:table-cell>
          <table:table-cell table:style-name="ce3" table:formula="of:=[.M30]" office:value-type="float" office:value="0.817">
            <text:p>0.817</text:p>
          </table:table-cell>
          <table:table-cell table:formula="of:=[.N30]-1" office:value-type="float" office:value="4">
            <text:p>4</text:p>
          </table:table-cell>
          <table:table-cell table:style-name="ce6" table:formula="of:=[.O32]*1.01" office:value-type="float" office:value="0.85017347617">
            <text:p>0.8502</text:p>
          </table:table-cell>
          <table:table-cell table:style-name="ce3" table:formula="of:=[.P30]" office:value-type="float" office:value="1.221">
            <text:p>1.221</text:p>
          </table:table-cell>
          <table:table-cell table:formula="of:=[.Q30]-1" office:value-type="float" office:value="4">
            <text:p>4</text:p>
          </table:table-cell>
          <table:table-cell table:style-name="ce6" table:formula="of:=[.R32]*1.01" office:value-type="float" office:value="1.27057749621">
            <text:p>1.2706</text:p>
          </table:table-cell>
          <table:table-cell table:number-columns-repeated="1006"/>
        </table:table-row>
        <table:table-row table:style-name="ro1">
          <table:table-cell table:style-name="ce3" table:formula="of:=[.A31]" office:value-type="float" office:value="13.65">
            <text:p>13.65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4.06360865">
            <text:p>14.0636</text:p>
          </table:table-cell>
          <table:table-cell table:style-name="ce3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6" table:formula="of:=[.F33]*1.01" office:value-type="float" office:value="33.98962999">
            <text:p>33.9896</text:p>
          </table:table-cell>
          <table:table-cell table:style-name="ce3" table:formula="of:=[.G31]" office:value-type="float" office:value="33.22">
            <text:p>33.220</text:p>
          </table:table-cell>
          <table:table-cell table:formula="of:=[.H31]-1" office:value-type="float" office:value="3">
            <text:p>3</text:p>
          </table:table-cell>
          <table:table-cell table:style-name="ce6" table:formula="of:=[.I33]*1.01" office:value-type="float" office:value="34.22659922">
            <text:p>34.2266</text:p>
          </table:table-cell>
          <table:table-cell table:style-name="ce3" table:formula="of:=[.J31]" office:value-type="float" office:value="1.652">
            <text:p>1.652</text:p>
          </table:table-cell>
          <table:table-cell table:formula="of:=[.K31]-1" office:value-type="float" office:value="3">
            <text:p>3</text:p>
          </table:table-cell>
          <table:table-cell table:style-name="ce6" table:formula="of:=[.L33]*1.01" office:value-type="float" office:value="1.702057252">
            <text:p>1.7021</text:p>
          </table:table-cell>
          <table:table-cell table:style-name="ce3" table:formula="of:=[.M31]" office:value-type="float" office:value="0.817">
            <text:p>0.817</text:p>
          </table:table-cell>
          <table:table-cell table:formula="of:=[.N31]-1" office:value-type="float" office:value="3">
            <text:p>3</text:p>
          </table:table-cell>
          <table:table-cell table:style-name="ce6" table:formula="of:=[.O33]*1.01" office:value-type="float" office:value="0.841755917">
            <text:p>0.8418</text:p>
          </table:table-cell>
          <table:table-cell table:style-name="ce3" table:formula="of:=[.P31]" office:value-type="float" office:value="1.221">
            <text:p>1.221</text:p>
          </table:table-cell>
          <table:table-cell table:formula="of:=[.Q31]-1" office:value-type="float" office:value="3">
            <text:p>3</text:p>
          </table:table-cell>
          <table:table-cell table:style-name="ce6" table:formula="of:=[.R33]*1.01" office:value-type="float" office:value="1.257997521">
            <text:p>1.2580</text:p>
          </table:table-cell>
          <table:table-cell table:number-columns-repeated="1006"/>
        </table:table-row>
        <table:table-row table:style-name="ro1">
          <table:table-cell table:style-name="ce3" table:formula="of:=[.A32]" office:value-type="float" office:value="13.65">
            <text:p>13.65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3.924365">
            <text:p>13.9244</text:p>
          </table:table-cell>
          <table:table-cell table:style-name="ce3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6" table:formula="of:=[.F34]*1.01" office:value-type="float" office:value="33.653099">
            <text:p>33.6531</text:p>
          </table:table-cell>
          <table:table-cell table:style-name="ce3" table:formula="of:=[.G32]" office:value-type="float" office:value="33.22">
            <text:p>33.220</text:p>
          </table:table-cell>
          <table:table-cell table:formula="of:=[.H32]-1" office:value-type="float" office:value="2">
            <text:p>2</text:p>
          </table:table-cell>
          <table:table-cell table:style-name="ce6" table:formula="of:=[.I34]*1.01" office:value-type="float" office:value="33.887722">
            <text:p>33.8877</text:p>
          </table:table-cell>
          <table:table-cell table:style-name="ce3" table:formula="of:=[.J32]" office:value-type="float" office:value="1.652">
            <text:p>1.652</text:p>
          </table:table-cell>
          <table:table-cell table:formula="of:=[.K32]-1" office:value-type="float" office:value="2">
            <text:p>2</text:p>
          </table:table-cell>
          <table:table-cell table:style-name="ce6" table:formula="of:=[.L34]*1.01" office:value-type="float" office:value="1.6852052">
            <text:p>1.6852</text:p>
          </table:table-cell>
          <table:table-cell table:style-name="ce3" table:formula="of:=[.M32]" office:value-type="float" office:value="0.817">
            <text:p>0.817</text:p>
          </table:table-cell>
          <table:table-cell table:formula="of:=[.N32]-1" office:value-type="float" office:value="2">
            <text:p>2</text:p>
          </table:table-cell>
          <table:table-cell table:style-name="ce6" table:formula="of:=[.O34]*1.01" office:value-type="float" office:value="0.8334217">
            <text:p>0.8334</text:p>
          </table:table-cell>
          <table:table-cell table:style-name="ce3" table:formula="of:=[.P32]" office:value-type="float" office:value="1.221">
            <text:p>1.221</text:p>
          </table:table-cell>
          <table:table-cell table:formula="of:=[.Q32]-1" office:value-type="float" office:value="2">
            <text:p>2</text:p>
          </table:table-cell>
          <table:table-cell table:style-name="ce6" table:formula="of:=[.R34]*1.01" office:value-type="float" office:value="1.2455421">
            <text:p>1.2455</text:p>
          </table:table-cell>
          <table:table-cell table:number-columns-repeated="1006"/>
        </table:table-row>
        <table:table-row table:style-name="ro1">
          <table:table-cell table:style-name="ce3" table:formula="of:=[.A33]" office:value-type="float" office:value="13.65">
            <text:p>13.65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3.7865">
            <text:p>13.7865</text:p>
          </table:table-cell>
          <table:table-cell table:style-name="ce3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6" table:formula="of:=[.F35]*1.01" office:value-type="float" office:value="33.3199">
            <text:p>33.3199</text:p>
          </table:table-cell>
          <table:table-cell table:style-name="ce3" table:formula="of:=[.G33]" office:value-type="float" office:value="33.22">
            <text:p>33.220</text:p>
          </table:table-cell>
          <table:table-cell table:formula="of:=[.H33]-1" office:value-type="float" office:value="1">
            <text:p>1</text:p>
          </table:table-cell>
          <table:table-cell table:style-name="ce6" table:formula="of:=[.I35]*1.01" office:value-type="float" office:value="33.5522">
            <text:p>33.5522</text:p>
          </table:table-cell>
          <table:table-cell table:style-name="ce3" table:formula="of:=[.J33]" office:value-type="float" office:value="1.652">
            <text:p>1.652</text:p>
          </table:table-cell>
          <table:table-cell table:formula="of:=[.K33]-1" office:value-type="float" office:value="1">
            <text:p>1</text:p>
          </table:table-cell>
          <table:table-cell table:style-name="ce6" table:formula="of:=[.L35]*1.01" office:value-type="float" office:value="1.66852">
            <text:p>1.6685</text:p>
          </table:table-cell>
          <table:table-cell table:style-name="ce3" table:formula="of:=[.M33]" office:value-type="float" office:value="0.817">
            <text:p>0.817</text:p>
          </table:table-cell>
          <table:table-cell table:formula="of:=[.N33]-1" office:value-type="float" office:value="1">
            <text:p>1</text:p>
          </table:table-cell>
          <table:table-cell table:style-name="ce6" table:formula="of:=[.O35]*1.01" office:value-type="float" office:value="0.82517">
            <text:p>0.8252</text:p>
          </table:table-cell>
          <table:table-cell table:style-name="ce3" table:formula="of:=[.P33]" office:value-type="float" office:value="1.221">
            <text:p>1.221</text:p>
          </table:table-cell>
          <table:table-cell table:formula="of:=[.Q33]-1" office:value-type="float" office:value="1">
            <text:p>1</text:p>
          </table:table-cell>
          <table:table-cell table:style-name="ce6" table:formula="of:=[.R35]*1.01" office:value-type="float" office:value="1.23321">
            <text:p>1.2332</text:p>
          </table:table-cell>
          <table:table-cell table:number-columns-repeated="1006"/>
        </table:table-row>
        <table:table-row table:style-name="ro1">
          <table:table-cell table:style-name="ce3" table:formula="of:=[.A34]" office:value-type="float" office:value="13.65">
            <text:p>13.650</text:p>
          </table:table-cell>
          <table:table-cell table:style-name="ce1" table:formula="of:=[.B34]-1" office:value-type="float" office:value="0">
            <text:p>0</text:p>
          </table:table-cell>
          <table:table-cell table:style-name="ce7" table:formula="of:=[.A35]" office:value-type="float" office:value="13.65">
            <text:p>13.6500</text:p>
          </table:table-cell>
          <table:table-cell table:style-name="ce3" table:formula="of:=[.D34]" office:value-type="float" office:value="32.99">
            <text:p>32.990</text:p>
          </table:table-cell>
          <table:table-cell table:style-name="ce1" table:formula="of:=[.E34]-1" office:value-type="float" office:value="0">
            <text:p>0</text:p>
          </table:table-cell>
          <table:table-cell table:style-name="ce7" table:formula="of:=[.D35]" office:value-type="float" office:value="32.99">
            <text:p>32.9900</text:p>
          </table:table-cell>
          <table:table-cell table:style-name="ce3" table:formula="of:=[.G34]" office:value-type="float" office:value="33.22">
            <text:p>33.220</text:p>
          </table:table-cell>
          <table:table-cell table:style-name="ce1" table:formula="of:=[.H34]-1" office:value-type="float" office:value="0">
            <text:p>0</text:p>
          </table:table-cell>
          <table:table-cell table:style-name="ce7" table:formula="of:=[.G35]" office:value-type="float" office:value="33.22">
            <text:p>33.2200</text:p>
          </table:table-cell>
          <table:table-cell table:style-name="ce3" table:formula="of:=[.J34]" office:value-type="float" office:value="1.652">
            <text:p>1.652</text:p>
          </table:table-cell>
          <table:table-cell table:style-name="ce1" table:formula="of:=[.K34]-1" office:value-type="float" office:value="0">
            <text:p>0</text:p>
          </table:table-cell>
          <table:table-cell table:style-name="ce7" table:formula="of:=[.J35]" office:value-type="float" office:value="1.652">
            <text:p>1.6520</text:p>
          </table:table-cell>
          <table:table-cell table:style-name="ce3" table:formula="of:=[.M34]" office:value-type="float" office:value="0.817">
            <text:p>0.817</text:p>
          </table:table-cell>
          <table:table-cell table:style-name="ce1" table:formula="of:=[.N34]-1" office:value-type="float" office:value="0">
            <text:p>0</text:p>
          </table:table-cell>
          <table:table-cell table:style-name="ce7" table:formula="of:=[.M35]" office:value-type="float" office:value="0.817">
            <text:p>0.8170</text:p>
          </table:table-cell>
          <table:table-cell table:style-name="ce3" table:formula="of:=[.P34]" office:value-type="float" office:value="1.221">
            <text:p>1.221</text:p>
          </table:table-cell>
          <table:table-cell table:style-name="ce1" table:formula="of:=[.Q34]-1" office:value-type="float" office:value="0">
            <text:p>0</text:p>
          </table:table-cell>
          <table:table-cell table:style-name="ce7" table:formula="of:=[.P35]" office:value-type="float" office:value="1.221">
            <text:p>1.2210</text:p>
          </table:table-cell>
          <table:table-cell table:number-columns-repeated="1006"/>
        </table:table-row>
        <table:table-row table:style-name="ro1">
          <table:table-cell table:style-name="ce3" table:formula="of:=[.A35]" office:value-type="float" office:value="13.65">
            <text:p>13.650</text:p>
          </table:table-cell>
          <table:table-cell table:style-name="ce5" table:formula="of:=[.B35]-1" office:value-type="float" office:value="-1">
            <text:p>-1</text:p>
          </table:table-cell>
          <table:table-cell table:style-name="ce9" table:formula="of:=[.C35]/1.01" office:value-type="float" office:value="13.5148514851485">
            <text:p>13.5149</text:p>
          </table:table-cell>
          <table:table-cell table:style-name="ce3" table:formula="of:=[.D35]" office:value-type="float" office:value="32.99">
            <text:p>32.990</text:p>
          </table:table-cell>
          <table:table-cell table:style-name="ce5" table:formula="of:=[.E35]-1" office:value-type="float" office:value="-1">
            <text:p>-1</text:p>
          </table:table-cell>
          <table:table-cell table:style-name="ce9" table:formula="of:=[.F35]/1.01" office:value-type="float" office:value="32.6633663366337">
            <text:p>32.6634</text:p>
          </table:table-cell>
          <table:table-cell table:style-name="ce3" table:formula="of:=[.G35]" office:value-type="float" office:value="33.22">
            <text:p>33.220</text:p>
          </table:table-cell>
          <table:table-cell table:style-name="ce5" table:formula="of:=[.H35]-1" office:value-type="float" office:value="-1">
            <text:p>-1</text:p>
          </table:table-cell>
          <table:table-cell table:style-name="ce9" table:formula="of:=[.I35]/1.01" office:value-type="float" office:value="32.8910891089109">
            <text:p>32.8911</text:p>
          </table:table-cell>
          <table:table-cell table:style-name="ce3" table:formula="of:=[.J35]" office:value-type="float" office:value="1.652">
            <text:p>1.652</text:p>
          </table:table-cell>
          <table:table-cell table:style-name="ce5" table:formula="of:=[.K35]-1" office:value-type="float" office:value="-1">
            <text:p>-1</text:p>
          </table:table-cell>
          <table:table-cell table:style-name="ce9" table:formula="of:=[.L35]/1.01" office:value-type="float" office:value="1.63564356435644">
            <text:p>1.6356</text:p>
          </table:table-cell>
          <table:table-cell table:style-name="ce3" table:formula="of:=[.M35]" office:value-type="float" office:value="0.817">
            <text:p>0.817</text:p>
          </table:table-cell>
          <table:table-cell table:style-name="ce5" table:formula="of:=[.N35]-1" office:value-type="float" office:value="-1">
            <text:p>-1</text:p>
          </table:table-cell>
          <table:table-cell table:style-name="ce9" table:formula="of:=[.O35]/1.01" office:value-type="float" office:value="0.808910891089109">
            <text:p>0.8089</text:p>
          </table:table-cell>
          <table:table-cell table:style-name="ce3" table:formula="of:=[.P35]" office:value-type="float" office:value="1.221">
            <text:p>1.221</text:p>
          </table:table-cell>
          <table:table-cell table:style-name="ce5" table:formula="of:=[.Q35]-1" office:value-type="float" office:value="-1">
            <text:p>-1</text:p>
          </table:table-cell>
          <table:table-cell table:style-name="ce9" table:formula="of:=[.R35]/1.01" office:value-type="float" office:value="1.20891089108911">
            <text:p>1.2089</text:p>
          </table:table-cell>
          <table:table-cell table:number-columns-repeated="1006"/>
        </table:table-row>
        <table:table-row table:style-name="ro1">
          <table:table-cell table:style-name="ce3" table:formula="of:=[.A36]" office:value-type="float" office:value="13.65">
            <text:p>13.650</text:p>
          </table:table-cell>
          <table:table-cell table:style-name="ce5" table:formula="of:=[.B36]-1" office:value-type="float" office:value="-2">
            <text:p>-2</text:p>
          </table:table-cell>
          <table:table-cell table:style-name="ce9" table:formula="of:=[.C36]/1.01" office:value-type="float" office:value="13.3810410744045">
            <text:p>13.3810</text:p>
          </table:table-cell>
          <table:table-cell table:style-name="ce3" table:formula="of:=[.D36]" office:value-type="float" office:value="32.99">
            <text:p>32.990</text:p>
          </table:table-cell>
          <table:table-cell table:style-name="ce5" table:formula="of:=[.E36]-1" office:value-type="float" office:value="-2">
            <text:p>-2</text:p>
          </table:table-cell>
          <table:table-cell table:style-name="ce9" table:formula="of:=[.F36]/1.01" office:value-type="float" office:value="32.3399666699343">
            <text:p>32.3400</text:p>
          </table:table-cell>
          <table:table-cell table:style-name="ce3" table:formula="of:=[.G36]" office:value-type="float" office:value="33.22">
            <text:p>33.220</text:p>
          </table:table-cell>
          <table:table-cell table:style-name="ce5" table:formula="of:=[.H36]-1" office:value-type="float" office:value="-2">
            <text:p>-2</text:p>
          </table:table-cell>
          <table:table-cell table:style-name="ce9" table:formula="of:=[.I36]/1.01" office:value-type="float" office:value="32.5654347612979">
            <text:p>32.5654</text:p>
          </table:table-cell>
          <table:table-cell table:style-name="ce3" table:formula="of:=[.J36]" office:value-type="float" office:value="1.652">
            <text:p>1.652</text:p>
          </table:table-cell>
          <table:table-cell table:style-name="ce5" table:formula="of:=[.K36]-1" office:value-type="float" office:value="-2">
            <text:p>-2</text:p>
          </table:table-cell>
          <table:table-cell table:style-name="ce9" table:formula="of:=[.L36]/1.01" office:value-type="float" office:value="1.61944907362023">
            <text:p>1.6194</text:p>
          </table:table-cell>
          <table:table-cell table:style-name="ce3" table:formula="of:=[.M36]" office:value-type="float" office:value="0.817">
            <text:p>0.817</text:p>
          </table:table-cell>
          <table:table-cell table:style-name="ce5" table:formula="of:=[.N36]-1" office:value-type="float" office:value="-2">
            <text:p>-2</text:p>
          </table:table-cell>
          <table:table-cell table:style-name="ce9" table:formula="of:=[.O36]/1.01" office:value-type="float" office:value="0.800901872365454">
            <text:p>0.8009</text:p>
          </table:table-cell>
          <table:table-cell table:style-name="ce3" table:formula="of:=[.P36]" office:value-type="float" office:value="1.221">
            <text:p>1.221</text:p>
          </table:table-cell>
          <table:table-cell table:style-name="ce5" table:formula="of:=[.Q36]-1" office:value-type="float" office:value="-2">
            <text:p>-2</text:p>
          </table:table-cell>
          <table:table-cell table:style-name="ce9" table:formula="of:=[.R36]/1.01" office:value-type="float" office:value="1.19694147632585">
            <text:p>1.1969</text:p>
          </table:table-cell>
          <table:table-cell table:number-columns-repeated="1006"/>
        </table:table-row>
        <table:table-row table:style-name="ro1">
          <table:table-cell table:style-name="ce3" table:formula="of:=[.A37]" office:value-type="float" office:value="13.65">
            <text:p>13.65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3.2485555192123">
            <text:p>13.2486</text:p>
          </table:table-cell>
          <table:table-cell table:style-name="ce3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6" table:formula="of:=[.F37]/1.01" office:value-type="float" office:value="32.019768980133">
            <text:p>32.0198</text:p>
          </table:table-cell>
          <table:table-cell table:style-name="ce3" table:formula="of:=[.G37]" office:value-type="float" office:value="33.22">
            <text:p>33.220</text:p>
          </table:table-cell>
          <table:table-cell table:formula="of:=[.H37]-1" office:value-type="float" office:value="-3">
            <text:p>-3</text:p>
          </table:table-cell>
          <table:table-cell table:style-name="ce6" table:formula="of:=[.I37]/1.01" office:value-type="float" office:value="32.2430047141563">
            <text:p>32.2430</text:p>
          </table:table-cell>
          <table:table-cell table:style-name="ce3" table:formula="of:=[.J37]" office:value-type="float" office:value="1.652">
            <text:p>1.652</text:p>
          </table:table-cell>
          <table:table-cell table:formula="of:=[.K37]-1" office:value-type="float" office:value="-3">
            <text:p>-3</text:p>
          </table:table-cell>
          <table:table-cell table:style-name="ce6" table:formula="of:=[.L37]/1.01" office:value-type="float" office:value="1.60341492437647">
            <text:p>1.6034</text:p>
          </table:table-cell>
          <table:table-cell table:style-name="ce3" table:formula="of:=[.M37]" office:value-type="float" office:value="0.817">
            <text:p>0.817</text:p>
          </table:table-cell>
          <table:table-cell table:formula="of:=[.N37]-1" office:value-type="float" office:value="-3">
            <text:p>-3</text:p>
          </table:table-cell>
          <table:table-cell table:style-name="ce6" table:formula="of:=[.O37]/1.01" office:value-type="float" office:value="0.792972150856886">
            <text:p>0.7930</text:p>
          </table:table-cell>
          <table:table-cell table:style-name="ce3" table:formula="of:=[.P37]" office:value-type="float" office:value="1.221">
            <text:p>1.221</text:p>
          </table:table-cell>
          <table:table-cell table:formula="of:=[.Q37]-1" office:value-type="float" office:value="-3">
            <text:p>-3</text:p>
          </table:table-cell>
          <table:table-cell table:style-name="ce6" table:formula="of:=[.R37]/1.01" office:value-type="float" office:value="1.18509057061965">
            <text:p>1.1851</text:p>
          </table:table-cell>
          <table:table-cell table:number-columns-repeated="1006"/>
        </table:table-row>
        <table:table-row table:style-name="ro1">
          <table:table-cell table:style-name="ce3" table:formula="of:=[.A38]" office:value-type="float" office:value="13.65">
            <text:p>13.65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3.1173817021904">
            <text:p>13.1174</text:p>
          </table:table-cell>
          <table:table-cell table:style-name="ce3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6" table:formula="of:=[.F38]/1.01" office:value-type="float" office:value="31.7027415644881">
            <text:p>31.7027</text:p>
          </table:table-cell>
          <table:table-cell table:style-name="ce3" table:formula="of:=[.G38]" office:value-type="float" office:value="33.22">
            <text:p>33.220</text:p>
          </table:table-cell>
          <table:table-cell table:formula="of:=[.H38]-1" office:value-type="float" office:value="-4">
            <text:p>-4</text:p>
          </table:table-cell>
          <table:table-cell table:style-name="ce6" table:formula="of:=[.I38]/1.01" office:value-type="float" office:value="31.9237670437191">
            <text:p>31.9238</text:p>
          </table:table-cell>
          <table:table-cell table:style-name="ce3" table:formula="of:=[.J38]" office:value-type="float" office:value="1.652">
            <text:p>1.652</text:p>
          </table:table-cell>
          <table:table-cell table:formula="of:=[.K38]-1" office:value-type="float" office:value="-4">
            <text:p>-4</text:p>
          </table:table-cell>
          <table:table-cell table:style-name="ce6" table:formula="of:=[.L38]/1.01" office:value-type="float" office:value="1.58753952908561">
            <text:p>1.5875</text:p>
          </table:table-cell>
          <table:table-cell table:style-name="ce3" table:formula="of:=[.M38]" office:value-type="float" office:value="0.817">
            <text:p>0.817</text:p>
          </table:table-cell>
          <table:table-cell table:formula="of:=[.N38]-1" office:value-type="float" office:value="-4">
            <text:p>-4</text:p>
          </table:table-cell>
          <table:table-cell table:style-name="ce6" table:formula="of:=[.O38]/1.01" office:value-type="float" office:value="0.785120941442461">
            <text:p>0.7851</text:p>
          </table:table-cell>
          <table:table-cell table:style-name="ce3" table:formula="of:=[.P38]" office:value-type="float" office:value="1.221">
            <text:p>1.221</text:p>
          </table:table-cell>
          <table:table-cell table:formula="of:=[.Q38]-1" office:value-type="float" office:value="-4">
            <text:p>-4</text:p>
          </table:table-cell>
          <table:table-cell table:style-name="ce6" table:formula="of:=[.R38]/1.01" office:value-type="float" office:value="1.17335700061352">
            <text:p>1.1734</text:p>
          </table:table-cell>
          <table:table-cell table:number-columns-repeated="1006"/>
        </table:table-row>
        <table:table-row table:style-name="ro1">
          <table:table-cell table:style-name="ce3" table:formula="of:=[.A39]" office:value-type="float" office:value="13.65">
            <text:p>13.650</text:p>
          </table:table-cell>
          <table:table-cell table:style-name="ce1" table:formula="of:=[.B39]-1" office:value-type="float" office:value="-5">
            <text:p>-5</text:p>
          </table:table-cell>
          <table:table-cell table:style-name="ce7" table:formula="of:=[.C39]/1.01" office:value-type="float" office:value="12.9875066358321">
            <text:p>12.9875</text:p>
          </table:table-cell>
          <table:table-cell table:style-name="ce3" table:formula="of:=[.D39]" office:value-type="float" office:value="32.99">
            <text:p>32.990</text:p>
          </table:table-cell>
          <table:table-cell table:style-name="ce1" table:formula="of:=[.E39]-1" office:value-type="float" office:value="-5">
            <text:p>-5</text:p>
          </table:table-cell>
          <table:table-cell table:style-name="ce7" table:formula="of:=[.F39]/1.01" office:value-type="float" office:value="31.3888530341466">
            <text:p>31.3889</text:p>
          </table:table-cell>
          <table:table-cell table:style-name="ce3" table:formula="of:=[.G39]" office:value-type="float" office:value="33.22">
            <text:p>33.220</text:p>
          </table:table-cell>
          <table:table-cell table:style-name="ce1" table:formula="of:=[.H39]-1" office:value-type="float" office:value="-5">
            <text:p>-5</text:p>
          </table:table-cell>
          <table:table-cell table:style-name="ce7" table:formula="of:=[.I39]/1.01" office:value-type="float" office:value="31.6076901422962">
            <text:p>31.6077</text:p>
          </table:table-cell>
          <table:table-cell table:style-name="ce3" table:formula="of:=[.J39]" office:value-type="float" office:value="1.652">
            <text:p>1.652</text:p>
          </table:table-cell>
          <table:table-cell table:style-name="ce1" table:formula="of:=[.K39]-1" office:value-type="float" office:value="-5">
            <text:p>-5</text:p>
          </table:table-cell>
          <table:table-cell table:style-name="ce7" table:formula="of:=[.L39]/1.01" office:value-type="float" office:value="1.57182131592635">
            <text:p>1.5718</text:p>
          </table:table-cell>
          <table:table-cell table:style-name="ce3" table:formula="of:=[.M39]" office:value-type="float" office:value="0.817">
            <text:p>0.817</text:p>
          </table:table-cell>
          <table:table-cell table:style-name="ce1" table:formula="of:=[.N39]-1" office:value-type="float" office:value="-5">
            <text:p>-5</text:p>
          </table:table-cell>
          <table:table-cell table:style-name="ce7" table:formula="of:=[.O39]/1.01" office:value-type="float" office:value="0.777347466774714">
            <text:p>0.7773</text:p>
          </table:table-cell>
          <table:table-cell table:style-name="ce3" table:formula="of:=[.P39]" office:value-type="float" office:value="1.221">
            <text:p>1.221</text:p>
          </table:table-cell>
          <table:table-cell table:style-name="ce1" table:formula="of:=[.Q39]-1" office:value-type="float" office:value="-5">
            <text:p>-5</text:p>
          </table:table-cell>
          <table:table-cell table:style-name="ce7" table:formula="of:=[.R39]/1.01" office:value-type="float" office:value="1.16173960456784">
            <text:p>1.1617</text:p>
          </table:table-cell>
          <table:table-cell table:number-columns-repeated="1006"/>
        </table:table-row>
        <table:table-row table:style-name="ro1">
          <table:table-cell table:style-name="ce3" table:formula="of:=[.A40]" office:value-type="float" office:value="13.65">
            <text:p>13.65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2.8589174612199">
            <text:p>12.8589</text:p>
          </table:table-cell>
          <table:table-cell table:style-name="ce3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6" table:formula="of:=[.F40]/1.01" office:value-type="float" office:value="31.0780723110363">
            <text:p>31.0781</text:p>
          </table:table-cell>
          <table:table-cell table:style-name="ce3" table:formula="of:=[.G40]" office:value-type="float" office:value="33.22">
            <text:p>33.220</text:p>
          </table:table-cell>
          <table:table-cell table:formula="of:=[.H40]-1" office:value-type="float" office:value="-6">
            <text:p>-6</text:p>
          </table:table-cell>
          <table:table-cell table:style-name="ce6" table:formula="of:=[.I40]/1.01" office:value-type="float" office:value="31.2947427151447">
            <text:p>31.2947</text:p>
          </table:table-cell>
          <table:table-cell table:style-name="ce3" table:formula="of:=[.J40]" office:value-type="float" office:value="1.652">
            <text:p>1.652</text:p>
          </table:table-cell>
          <table:table-cell table:formula="of:=[.K40]-1" office:value-type="float" office:value="-6">
            <text:p>-6</text:p>
          </table:table-cell>
          <table:table-cell table:style-name="ce6" table:formula="of:=[.L40]/1.01" office:value-type="float" office:value="1.55625872863995">
            <text:p>1.5563</text:p>
          </table:table-cell>
          <table:table-cell table:style-name="ce3" table:formula="of:=[.M40]" office:value-type="float" office:value="0.817">
            <text:p>0.817</text:p>
          </table:table-cell>
          <table:table-cell table:formula="of:=[.N40]-1" office:value-type="float" office:value="-6">
            <text:p>-6</text:p>
          </table:table-cell>
          <table:table-cell table:style-name="ce6" table:formula="of:=[.O40]/1.01" office:value-type="float" office:value="0.769650957202687">
            <text:p>0.7697</text:p>
          </table:table-cell>
          <table:table-cell table:style-name="ce3" table:formula="of:=[.P40]" office:value-type="float" office:value="1.221">
            <text:p>1.221</text:p>
          </table:table-cell>
          <table:table-cell table:formula="of:=[.Q40]-1" office:value-type="float" office:value="-6">
            <text:p>-6</text:p>
          </table:table-cell>
          <table:table-cell table:style-name="ce6" table:formula="of:=[.R40]/1.01" office:value-type="float" office:value="1.15023723224539">
            <text:p>1.1502</text:p>
          </table:table-cell>
          <table:table-cell table:number-columns-repeated="1006"/>
        </table:table-row>
        <table:table-row table:style-name="ro1">
          <table:table-cell table:style-name="ce3" table:formula="of:=[.A41]" office:value-type="float" office:value="13.65">
            <text:p>13.65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2.7316014467524">
            <text:p>12.7316</text:p>
          </table:table-cell>
          <table:table-cell table:style-name="ce3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6" table:formula="of:=[.F41]/1.01" office:value-type="float" office:value="30.7703686247884">
            <text:p>30.7704</text:p>
          </table:table-cell>
          <table:table-cell table:style-name="ce3" table:formula="of:=[.G41]" office:value-type="float" office:value="33.22">
            <text:p>33.220</text:p>
          </table:table-cell>
          <table:table-cell table:formula="of:=[.H41]-1" office:value-type="float" office:value="-7">
            <text:p>-7</text:p>
          </table:table-cell>
          <table:table-cell table:style-name="ce6" table:formula="of:=[.I41]/1.01" office:value-type="float" office:value="30.984893777371">
            <text:p>30.9849</text:p>
          </table:table-cell>
          <table:table-cell table:style-name="ce3" table:formula="of:=[.J41]" office:value-type="float" office:value="1.652">
            <text:p>1.652</text:p>
          </table:table-cell>
          <table:table-cell table:formula="of:=[.K41]-1" office:value-type="float" office:value="-7">
            <text:p>-7</text:p>
          </table:table-cell>
          <table:table-cell table:style-name="ce6" table:formula="of:=[.L41]/1.01" office:value-type="float" office:value="1.54085022637619">
            <text:p>1.5409</text:p>
          </table:table-cell>
          <table:table-cell table:style-name="ce3" table:formula="of:=[.M41]" office:value-type="float" office:value="0.817">
            <text:p>0.817</text:p>
          </table:table-cell>
          <table:table-cell table:formula="of:=[.N41]-1" office:value-type="float" office:value="-7">
            <text:p>-7</text:p>
          </table:table-cell>
          <table:table-cell table:style-name="ce6" table:formula="of:=[.O41]/1.01" office:value-type="float" office:value="0.76203065069573">
            <text:p>0.7620</text:p>
          </table:table-cell>
          <table:table-cell table:style-name="ce3" table:formula="of:=[.P41]" office:value-type="float" office:value="1.221">
            <text:p>1.221</text:p>
          </table:table-cell>
          <table:table-cell table:formula="of:=[.Q41]-1" office:value-type="float" office:value="-7">
            <text:p>-7</text:p>
          </table:table-cell>
          <table:table-cell table:style-name="ce6" table:formula="of:=[.R41]/1.01" office:value-type="float" office:value="1.13884874479741">
            <text:p>1.1388</text:p>
          </table:table-cell>
          <table:table-cell table:number-columns-repeated="1006"/>
        </table:table-row>
        <table:table-row table:style-name="ro1">
          <table:table-cell table:style-name="ce3" table:formula="of:=[.A42]" office:value-type="float" office:value="13.65">
            <text:p>13.65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2.6055459868836">
            <text:p>12.6055</text:p>
          </table:table-cell>
          <table:table-cell table:style-name="ce3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6" table:formula="of:=[.F42]/1.01" office:value-type="float" office:value="30.4657115096915">
            <text:p>30.4657</text:p>
          </table:table-cell>
          <table:table-cell table:style-name="ce3" table:formula="of:=[.G42]" office:value-type="float" office:value="33.22">
            <text:p>33.220</text:p>
          </table:table-cell>
          <table:table-cell table:formula="of:=[.H42]-1" office:value-type="float" office:value="-8">
            <text:p>-8</text:p>
          </table:table-cell>
          <table:table-cell table:style-name="ce6" table:formula="of:=[.I42]/1.01" office:value-type="float" office:value="30.6781126508624">
            <text:p>30.6781</text:p>
          </table:table-cell>
          <table:table-cell table:style-name="ce3" table:formula="of:=[.J42]" office:value-type="float" office:value="1.652">
            <text:p>1.652</text:p>
          </table:table-cell>
          <table:table-cell table:formula="of:=[.K42]-1" office:value-type="float" office:value="-8">
            <text:p>-8</text:p>
          </table:table-cell>
          <table:table-cell table:style-name="ce6" table:formula="of:=[.L42]/1.01" office:value-type="float" office:value="1.52559428354078">
            <text:p>1.5256</text:p>
          </table:table-cell>
          <table:table-cell table:style-name="ce3" table:formula="of:=[.M42]" office:value-type="float" office:value="0.817">
            <text:p>0.817</text:p>
          </table:table-cell>
          <table:table-cell table:formula="of:=[.N42]-1" office:value-type="float" office:value="-8">
            <text:p>-8</text:p>
          </table:table-cell>
          <table:table-cell table:style-name="ce6" table:formula="of:=[.O42]/1.01" office:value-type="float" office:value="0.754485792768049">
            <text:p>0.7545</text:p>
          </table:table-cell>
          <table:table-cell table:style-name="ce3" table:formula="of:=[.P42]" office:value-type="float" office:value="1.221">
            <text:p>1.221</text:p>
          </table:table-cell>
          <table:table-cell table:formula="of:=[.Q42]-1" office:value-type="float" office:value="-8">
            <text:p>-8</text:p>
          </table:table-cell>
          <table:table-cell table:style-name="ce6" table:formula="of:=[.R42]/1.01" office:value-type="float" office:value="1.1275730146509">
            <text:p>1.1276</text:p>
          </table:table-cell>
          <table:table-cell table:number-columns-repeated="1006"/>
        </table:table-row>
        <table:table-row table:style-name="ro1">
          <table:table-cell table:style-name="ce3" table:formula="of:=[.A43]" office:value-type="float" office:value="13.65">
            <text:p>13.65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2.4807386008748">
            <text:p>12.4807</text:p>
          </table:table-cell>
          <table:table-cell table:style-name="ce3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6" table:formula="of:=[.F43]/1.01" office:value-type="float" office:value="30.1640708016747">
            <text:p>30.1641</text:p>
          </table:table-cell>
          <table:table-cell table:style-name="ce3" table:formula="of:=[.G43]" office:value-type="float" office:value="33.22">
            <text:p>33.220</text:p>
          </table:table-cell>
          <table:table-cell table:formula="of:=[.H43]-1" office:value-type="float" office:value="-9">
            <text:p>-9</text:p>
          </table:table-cell>
          <table:table-cell table:style-name="ce6" table:formula="of:=[.I43]/1.01" office:value-type="float" office:value="30.3743689612499">
            <text:p>30.3744</text:p>
          </table:table-cell>
          <table:table-cell table:style-name="ce3" table:formula="of:=[.J43]" office:value-type="float" office:value="1.652">
            <text:p>1.652</text:p>
          </table:table-cell>
          <table:table-cell table:formula="of:=[.K43]-1" office:value-type="float" office:value="-9">
            <text:p>-9</text:p>
          </table:table-cell>
          <table:table-cell table:style-name="ce6" table:formula="of:=[.L43]/1.01" office:value-type="float" office:value="1.51048938964434">
            <text:p>1.5105</text:p>
          </table:table-cell>
          <table:table-cell table:style-name="ce3" table:formula="of:=[.M43]" office:value-type="float" office:value="0.817">
            <text:p>0.817</text:p>
          </table:table-cell>
          <table:table-cell table:formula="of:=[.N43]-1" office:value-type="float" office:value="-9">
            <text:p>-9</text:p>
          </table:table-cell>
          <table:table-cell table:style-name="ce6" table:formula="of:=[.O43]/1.01" office:value-type="float" office:value="0.747015636404009">
            <text:p>0.7470</text:p>
          </table:table-cell>
          <table:table-cell table:style-name="ce3" table:formula="of:=[.P43]" office:value-type="float" office:value="1.221">
            <text:p>1.221</text:p>
          </table:table-cell>
          <table:table-cell table:formula="of:=[.Q43]-1" office:value-type="float" office:value="-9">
            <text:p>-9</text:p>
          </table:table-cell>
          <table:table-cell table:style-name="ce6" table:formula="of:=[.R43]/1.01" office:value-type="float" office:value="1.11640892539693">
            <text:p>1.1164</text:p>
          </table:table-cell>
          <table:table-cell table:number-columns-repeated="1006"/>
        </table:table-row>
        <table:table-row table:style-name="ro1">
          <table:table-cell table:style-name="ce3" table:formula="of:=[.A44]" office:value-type="float" office:value="13.65">
            <text:p>13.65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2.3571669315592">
            <text:p>12.3572</text:p>
          </table:table-cell>
          <table:table-cell table:style-name="ce3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6" table:formula="of:=[.F44]/1.01" office:value-type="float" office:value="29.8654166353215">
            <text:p>29.8654</text:p>
          </table:table-cell>
          <table:table-cell table:style-name="ce3" table:formula="of:=[.G44]" office:value-type="float" office:value="33.22">
            <text:p>33.220</text:p>
          </table:table-cell>
          <table:table-cell table:formula="of:=[.H44]-1" office:value-type="float" office:value="-10">
            <text:p>-10</text:p>
          </table:table-cell>
          <table:table-cell table:style-name="ce6" table:formula="of:=[.I44]/1.01" office:value-type="float" office:value="30.0736326349009">
            <text:p>30.0736</text:p>
          </table:table-cell>
          <table:table-cell table:style-name="ce3" table:formula="of:=[.J44]" office:value-type="float" office:value="1.652">
            <text:p>1.652</text:p>
          </table:table-cell>
          <table:table-cell table:formula="of:=[.K44]-1" office:value-type="float" office:value="-10">
            <text:p>-10</text:p>
          </table:table-cell>
          <table:table-cell table:style-name="ce6" table:formula="of:=[.L44]/1.01" office:value-type="float" office:value="1.49553404915281">
            <text:p>1.4955</text:p>
          </table:table-cell>
          <table:table-cell table:style-name="ce3" table:formula="of:=[.M44]" office:value-type="float" office:value="0.817">
            <text:p>0.817</text:p>
          </table:table-cell>
          <table:table-cell table:formula="of:=[.N44]-1" office:value-type="float" office:value="-10">
            <text:p>-10</text:p>
          </table:table-cell>
          <table:table-cell table:style-name="ce6" table:formula="of:=[.O44]/1.01" office:value-type="float" office:value="0.739619441984167">
            <text:p>0.7396</text:p>
          </table:table-cell>
          <table:table-cell table:style-name="ce3" table:formula="of:=[.P44]" office:value-type="float" office:value="1.221">
            <text:p>1.221</text:p>
          </table:table-cell>
          <table:table-cell table:formula="of:=[.Q44]-1" office:value-type="float" office:value="-10">
            <text:p>-10</text:p>
          </table:table-cell>
          <table:table-cell table:style-name="ce6" table:formula="of:=[.R44]/1.01" office:value-type="float" office:value="1.10535537168013">
            <text:p>1.1054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工作表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工作表3" table:style-name="ta1" table:print="false">
        <table:table-column table:style-name="co1" table:number-columns-repeated="14" table:default-cell-style-name="Default"/>
        <table:table-row table:style-name="ro1">
          <table:table-cell table:formula="of:=SUM([.A2:.A30])" office:value-type="float" office:value="880800">
            <text:p>880800</text:p>
          </table:table-cell>
          <table:table-cell table:formula="of:=SUM([.B2:.B30])" office:value-type="float" office:value="0">
            <text:p>0</text:p>
          </table:table-cell>
          <table:table-cell table:formula="of:=SUM([.C2:.C30])" office:value-type="float" office:value="830903">
            <text:p>830903</text:p>
          </table:table-cell>
          <table:table-cell table:formula="of:=SUM([.D2:.D30])" office:value-type="float" office:value="0">
            <text:p>0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2.398">
            <text:p>2.398</text:p>
          </table:table-cell>
          <table:table-cell table:formula="of:=SUM([.G2:.G30])" office:value-type="float" office:value="0">
            <text:p>0</text:p>
          </table:table-cell>
          <table:table-cell table:formula="of:=SUM([.H2:.H30])" office:value-type="float" office:value="0">
            <text:p>0</text:p>
          </table:table-cell>
          <table:table-cell table:number-columns-repeated="6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11"/>
        </table:table-row>
        <table:table-row table:style-name="ro1">
          <table:table-cell office:value-type="float" office:value="5688">
            <text:p>5688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8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11"/>
        </table:table-row>
        <table:table-row table:style-name="ro1" table:number-rows-repeated="25">
          <table:table-cell table:number-columns-repeated="14"/>
        </table:table-row>
        <table:table-row table:style-name="ro1">
          <table:table-cell table:number-columns-repeated="13"/>
          <table:table-cell office:value-type="float" office:value="850486">
            <text:p>850486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3"/>
          <table:table-cell office:value-type="float" office:value="1025495">
            <text:p>1025495</text:p>
          </table:table-cell>
        </table:table-row>
      </table:table>
      <table:table table:name="w2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v</text:p>
          </table:table-cell>
          <table:table-cell office:value-type="string">
            <text:p>add</text:p>
          </table:table-cell>
          <table:table-cell office:value-type="string">
            <text:p>%p1</text:p>
          </table:table-cell>
          <table:table-cell office:value-type="string">
            <text:p>%p</text:p>
          </table:table-cell>
          <table:table-cell office:value-type="string">
            <text:p>vdb</text:p>
          </table:table-cell>
          <table:table-cell office:value-type="string">
            <text:p>db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2">
          <table:table-cell table:style-name="ce10" office:value-type="date" office:date-value="2014-10-08">
            <text:p>14年10月8日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table:formula="of:=100*([.B27]-[.C27])/[.B28]-100" office:value-type="float" office:value="-80">
            <text:p>-80.00</text:p>
          </table:table-cell>
          <table:table-cell table:formula="of:=100*((1+0.01*[.E28])*(1+0.01*[.D27])-1)" office:value-type="float" office:value="-20">
            <text:p>-20.00</text:p>
          </table:table-cell>
          <table:table-cell table:formula="of:=1+0.01*[.E27]" office:value-type="float" office:value="0.8">
            <text:p>0.80</text:p>
          </table:table-cell>
          <table:table-cell table:formula="of:=20*LOG10(1+0.01*[.E27])" office:value-type="float" office:value="-1.93820026016113">
            <text:p>-1.94</text:p>
          </table:table-cell>
        </table:table-row>
        <table:table-row table:style-name="ro2">
          <table:table-cell table:style-name="ce10" office:value-type="date" office:date-value="2014-10-08">
            <text:p>14年10月8日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table:formula="of:=100*([.B28]-[.C28])/[.B29]-100" office:value-type="float" office:value="100">
            <text:p>100.00</text:p>
          </table:table-cell>
          <table:table-cell table:formula="of:=100*((1+0.01*[.E29])*(1+0.01*[.D28])-1)" office:value-type="float" office:value="300">
            <text:p>300.00</text:p>
          </table:table-cell>
          <table:table-cell table:formula="of:=1+0.01*[.E28]" office:value-type="float" office:value="4">
            <text:p>4.00</text:p>
          </table:table-cell>
          <table:table-cell table:formula="of:=20*LOG10(1+0.01*[.E28])" office:value-type="float" office:value="12.0411998265592">
            <text:p>12.04</text:p>
          </table:table-cell>
        </table:table-row>
        <table:table-row table:style-name="ro2">
          <table:table-cell table:style-name="ce10" office:value-type="date" office:date-value="2014-10-08">
            <text:p>14年10月8日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table:formula="of:=100*([.B29]-[.C29])/[.B30]-100" office:value-type="float" office:value="100">
            <text:p>100.00</text:p>
          </table:table-cell>
          <table:table-cell table:formula="of:=100*((1+0.01*[.E30])*(1+0.01*[.D29])-1)" office:value-type="float" office:value="100">
            <text:p>100.00</text:p>
          </table:table-cell>
          <table:table-cell table:formula="of:=1+0.01*[.E29]" office:value-type="float" office:value="2">
            <text:p>2.00</text:p>
          </table:table-cell>
          <table:table-cell table:formula="of:=20*LOG10(1+0.01*[.E29])" office:value-type="float" office:value="6.02059991327962">
            <text:p>6.02</text:p>
          </table:table-cell>
        </table:table-row>
        <table:table-row table:style-name="ro2">
          <table:table-cell table:style-name="ce10" office:value-type="date" office:date-value="2014-09-30">
            <text:p>14年9月30日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1+0.01*[.E30]" office:value-type="float" office:value="1">
            <text:p>1.00</text:p>
          </table:table-cell>
          <table:table-cell table:formula="of:=20*LOG10(1+0.01*[.E30])" office:value-type="float" office:value="0">
            <text:p>0.00</text:p>
          </table:table-cell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3">2014／12／23</text:date>, <text:time>23:16:42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4-12-23T23:16:42.68</dc:date>
    <meta:editing-duration>P6DT1H25M58S</meta:editing-duration>
    <meta:editing-cycles>10</meta:editing-cycles>
    <meta:generator>OpenOffice/4.1.1$Win32 OpenOffice.org_project/411m6$Build-9775</meta:generator>
    <meta:document-statistic meta:table-count="4" meta:cell-count="834" meta:object-count="0"/>
  </office:meta>
</office:document-meta>
</file>